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Gothic1" svg:font-family="CenturyGothic"/>
    <style:font-face style:name="Computer Modern1" svg:font-family="'Computer Modern'"/>
    <style:font-face style:name="Courier1" svg:font-family="Courier"/>
    <style:font-face style:name="CourierNew1" svg:font-family="CourierNew"/>
    <style:font-face style:name="Symbol1" svg:font-family="Symbol"/>
    <style:font-face style:name="CenturyGothic" svg:font-family="CenturyGothic" style:font-pitch="variable"/>
    <style:font-face style:name="Computer Modern" svg:font-family="'Computer Modern'"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987cm" fo:min-width="6.38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987cm" fo:min-width="6.39cm" fo:padding-top="0cm" fo:padding-bottom="0cm" fo:padding-left="0cm" fo:padding-right="0cm"/>
    </style:style>
    <style:style style:name="gr3" style:family="graphic" style:parent-style-name="standard">
      <style:graphic-properties draw:stroke="none" draw:fill="solid" draw:fill-color="#231f20" draw:opacity="95%"/>
    </style:style>
    <style:style style:name="gr4" style:family="graphic" style:parent-style-name="standard">
      <style:graphic-properties draw:stroke="none" draw:fill="solid" draw:fill-color="#ffffff" draw:opacity="95%"/>
    </style:style>
    <style:style style:name="gr5" style:family="graphic" style:parent-style-name="standard">
      <style:graphic-properties draw:stroke="none" draw:fill="solid" draw:fill-color="#231f20"/>
    </style:style>
    <style:style style:name="gr6" style:family="graphic" style:parent-style-name="standard">
      <style:graphic-properties draw:stroke="none" draw:fill="solid" draw:fill-color="#ffffff"/>
    </style:style>
    <style:style style:name="gr7" style:family="graphic" style:parent-style-name="standard">
      <style:graphic-properties draw:stroke="none" draw:fill="none" draw:textarea-horizontal-align="left" draw:textarea-vertical-align="top" draw:auto-grow-height="true" draw:auto-grow-width="true" fo:min-height="2.88cm" fo:min-width="3.439cm" fo:padding-top="0cm" fo:padding-bottom="0cm" fo:padding-left="0cm" fo:padding-right="0cm"/>
    </style:style>
    <style:style style:name="gr8" style:family="graphic" style:parent-style-name="standard">
      <style:graphic-properties draw:stroke="solid" svg:stroke-width="0.282cm" svg:stroke-color="#a7a5a6" draw:stroke-linejoin="miter" svg:stroke-linecap="butt" draw:fill="none" fo:padding-top="0.141cm" fo:padding-bottom="0.141cm" fo:padding-left="0.141cm" fo:padding-right="0.141cm"/>
    </style:style>
    <style:style style:name="gr9" style:family="graphic" style:parent-style-name="standard">
      <style:graphic-properties draw:stroke="solid" svg:stroke-width="0.035cm" svg:stroke-color="#a7a5a6" draw:stroke-linejoin="miter" svg:stroke-linecap="butt" draw:fill="solid" draw:fill-color="#a7a5a6"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1.025cm" fo:min-width="7.101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style>
    <style:style style:name="gr12" style:family="graphic" style:parent-style-name="standard">
      <style:graphic-properties draw:stroke="none" draw:fill="solid" draw:fill-color="#000000"/>
    </style:style>
    <style:style style:name="gr13" style:family="graphic" style:parent-style-name="standard">
      <style:graphic-properties draw:stroke="none" draw:fill="none" draw:textarea-horizontal-align="left" draw:textarea-vertical-align="top" draw:auto-grow-height="true" draw:auto-grow-width="true" fo:min-height="0.738cm" fo:min-width="5.34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907cm" fo:min-width="18.057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54cm" fo:min-width="0.38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54cm" fo:min-width="10.12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54cm" fo:min-width="3.11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54cm" fo:min-width="10.403cm" fo:padding-top="0cm" fo:padding-bottom="0cm" fo:padding-left="0cm" fo:padding-right="0cm"/>
    </style:style>
    <style:style style:name="gr19"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20" style:family="graphic" style:parent-style-name="standard">
      <style:graphic-properties draw:stroke="solid" svg:stroke-width="0.003cm" svg:stroke-color="#333333" draw:stroke-linejoin="miter" svg:stroke-linecap="butt" draw:fill="none" fo:padding-top="0.001cm" fo:padding-bottom="0.001cm" fo:padding-left="0.001cm" fo:padding-right="0.001cm"/>
    </style:style>
    <style:style style:name="gr21" style:family="graphic" style:parent-style-name="standard">
      <style:graphic-properties draw:stroke="none" draw:fill="none" draw:textarea-horizontal-align="left" draw:textarea-vertical-align="top" draw:auto-grow-height="true" draw:auto-grow-width="true" fo:min-height="0.907cm" fo:min-width="15.682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46cm" fo:min-width="2.796cm" fo:padding-top="0cm" fo:padding-bottom="0cm" fo:padding-left="0cm" fo:padding-right="0cm"/>
    </style:style>
    <style:style style:name="gr23" style:family="graphic" style:parent-style-name="standard">
      <style:graphic-properties draw:stroke="none" draw:fill="solid" draw:fill-color="#808080"/>
    </style:style>
    <style:style style:name="gr24" style:family="graphic" style:parent-style-name="standard">
      <style:graphic-properties draw:stroke="none" draw:fill="none" draw:textarea-horizontal-align="left" draw:textarea-vertical-align="top" draw:auto-grow-height="true" draw:auto-grow-width="true" fo:min-height="0.581cm" fo:min-width="6.991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1.309cm" fo:min-width="18.248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551cm" fo:min-width="8.816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352cm" fo:min-width="6.111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5cm" fo:min-width="0.371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37cm" fo:min-width="0.371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88cm" fo:min-width="0.371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551cm" fo:min-width="2.555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52cm" fo:min-width="12.385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5cm" fo:min-width="2.02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551cm" fo:min-width="2.622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352cm" fo:min-width="10.48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255cm" fo:min-width="1.598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255cm" fo:min-width="0.64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255cm" fo:min-width="3.008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255cm" fo:min-width="0.849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255cm" fo:min-width="3.0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255cm" fo:min-width="1.27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255cm" fo:min-width="4.832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255cm" fo:min-width="0.828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581cm" fo:min-width="7.393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873cm" fo:min-width="18.383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738cm" fo:min-width="2.94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54cm" fo:min-width="8.828cm" fo:padding-top="0cm" fo:padding-bottom="0cm" fo:padding-left="0cm" fo:padding-right="0cm"/>
    </style:style>
    <style:style style:name="gr48" style:family="graphic" style:parent-style-name="standard">
      <style:graphic-properties draw:stroke="solid" svg:stroke-width="0.003cm" svg:stroke-color="#808080" draw:stroke-linejoin="miter" svg:stroke-linecap="butt" draw:fill="none" fo:padding-top="0.001cm" fo:padding-bottom="0.001cm" fo:padding-left="0.001cm" fo:padding-right="0.001cm"/>
    </style:style>
    <style:style style:name="gr49" style:family="graphic" style:parent-style-name="standard">
      <style:graphic-properties draw:stroke="none" draw:fill="none" draw:textarea-horizontal-align="left" draw:textarea-vertical-align="top" draw:auto-grow-height="true" draw:auto-grow-width="true" fo:min-height="0.454cm" fo:min-width="8.443cm" fo:padding-top="0cm" fo:padding-bottom="0cm" fo:padding-left="0cm" fo:padding-right="0cm"/>
    </style:style>
    <style:style style:name="gr50" style:family="graphic" style:parent-style-name="standard">
      <style:graphic-properties draw:stroke="none" draw:fill="none" draw:fill-color="#ffffff" fo:min-height="0.455cm"/>
    </style:style>
    <style:style style:name="gr51" style:family="graphic" style:parent-style-name="standard">
      <style:graphic-properties draw:stroke="none" draw:fill="none" draw:textarea-horizontal-align="left" draw:textarea-vertical-align="top" draw:auto-grow-height="true" draw:auto-grow-width="true" fo:min-height="0.581cm" fo:min-width="7.19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1.309cm" fo:min-width="18.497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24pt" style:font-size-asian="24pt" style:font-size-complex="24pt"/>
    </style:style>
    <style:style style:name="P3" style:family="paragraph">
      <loext:graphic-properties draw:fill="solid" draw:fill-color="#231f20" draw:opacity="95%"/>
    </style:style>
    <style:style style:name="P4" style:family="paragraph">
      <loext:graphic-properties draw:fill="solid" draw:fill-color="#ffffff" draw:opacity="95%"/>
    </style:style>
    <style:style style:name="P5" style:family="paragraph">
      <loext:graphic-properties draw:fill="solid" draw:fill-color="#231f20"/>
    </style:style>
    <style:style style:name="P6" style:family="paragraph">
      <loext:graphic-properties draw:fill="solid" draw:fill-color="#ffffff"/>
    </style:style>
    <style:style style:name="P7" style:family="paragraph">
      <loext:graphic-properties draw:fill="none"/>
      <style:text-properties fo:font-size="70.0999984741211pt" style:font-size-asian="70.0999984741211pt" style:font-size-complex="70.0999984741211pt"/>
    </style:style>
    <style:style style:name="P8" style:family="paragraph">
      <loext:graphic-properties draw:fill="none"/>
    </style:style>
    <style:style style:name="P9" style:family="paragraph">
      <loext:graphic-properties draw:fill="solid" draw:fill-color="#a7a5a6"/>
    </style:style>
    <style:style style:name="P10" style:family="paragraph">
      <loext:graphic-properties draw:fill="none"/>
      <style:text-properties fo:font-size="25pt" style:font-size-asian="25pt" style:font-size-complex="25pt"/>
    </style:style>
    <style:style style:name="P11" style:family="paragraph">
      <loext:graphic-properties draw:fill="none"/>
      <style:text-properties fo:font-size="10pt" style:font-size-asian="10pt" style:font-size-complex="10pt"/>
    </style:style>
    <style:style style:name="P12" style:family="paragraph">
      <loext:graphic-properties draw:fill="solid" draw:fill-color="#000000"/>
    </style:style>
    <style:style style:name="P13" style:family="paragraph">
      <loext:graphic-properties draw:fill="none"/>
      <style:text-properties fo:font-size="18pt" style:font-size-asian="18pt" style:font-size-complex="18pt"/>
    </style:style>
    <style:style style:name="P14" style:family="paragraph">
      <loext:graphic-properties draw:fill="none"/>
      <style:text-properties fo:font-size="11pt" style:font-size-asian="11pt" style:font-size-complex="11pt"/>
    </style:style>
    <style:style style:name="P15" style:family="paragraph">
      <loext:graphic-properties draw:fill="solid" draw:fill-color="#808080"/>
    </style:style>
    <style:style style:name="P16" style:family="paragraph">
      <loext:graphic-properties draw:fill="none"/>
      <style:text-properties fo:font-size="14.1000003814697pt" style:font-size-asian="14.1000003814697pt" style:font-size-complex="14.1000003814697pt"/>
    </style:style>
    <style:style style:name="P17" style:family="paragraph">
      <loext:graphic-properties draw:fill="none"/>
      <style:text-properties fo:font-size="10.6000003814697pt" style:font-size-asian="10.6000003814697pt" style:font-size-complex="10.6000003814697pt"/>
    </style:style>
    <style:style style:name="P18" style:family="paragraph">
      <loext:graphic-properties draw:fill="none"/>
      <style:text-properties fo:font-size="13.3999996185303pt" style:font-size-asian="13.3999996185303pt" style:font-size-complex="13.3999996185303pt"/>
    </style:style>
    <style:style style:name="P19" style:family="paragraph">
      <loext:graphic-properties draw:fill="none"/>
      <style:text-properties fo:font-size="8.5pt" style:font-size-asian="8.5pt" style:font-size-complex="8.5pt"/>
    </style:style>
    <style:style style:name="P20" style:family="paragraph">
      <loext:graphic-properties draw:fill="none"/>
      <style:paragraph-properties fo:text-align="start" style:writing-mode="lr-tb"/>
      <style:text-properties fo:font-size="6.30000019073486pt" style:font-size-asian="6.30000019073486pt" style:font-size-complex="6.30000019073486pt"/>
    </style:style>
    <style:style style:name="P21" style:family="paragraph">
      <loext:graphic-properties draw:fill="none"/>
      <style:text-properties fo:font-size="6.30000019073486pt" style:font-size-asian="6.30000019073486pt" style:font-size-complex="6.30000019073486pt"/>
    </style:style>
    <style:style style:name="P22" style:family="paragraph">
      <loext:graphic-properties draw:fill="none" draw:fill-color="#ffffff"/>
      <style:paragraph-properties fo:text-align="start" style:writing-mode="lr-tb"/>
    </style:style>
    <style:style style:name="T1" style:family="text">
      <style:text-properties fo:color="#000000" style:font-name="CenturyGothic1" fo:font-size="24pt" fo:font-weight="bold" style:font-size-asian="24pt" style:font-name-complex="CenturyGothic1" style:font-size-complex="24pt" style:font-weight-complex="bold"/>
    </style:style>
    <style:style style:name="T2" style:family="text">
      <style:text-properties fo:color="#a7a5a6" style:font-name="CenturyGothic1" fo:font-size="70.0999984741211pt" fo:font-weight="bold" style:font-size-asian="70.0999984741211pt" style:font-name-complex="CenturyGothic1" style:font-size-complex="70.0999984741211pt" style:font-weight-complex="bold"/>
    </style:style>
    <style:style style:name="T3" style:family="text">
      <style:text-properties fo:color="#231f20" style:font-name="CenturyGothic1" fo:font-size="25pt" fo:font-style="italic" fo:font-weight="bold" style:font-size-asian="25pt" style:font-name-complex="CenturyGothic1" style:font-size-complex="25pt" style:font-style-complex="italic" style:font-weight-complex="bold"/>
    </style:style>
    <style:style style:name="T4" style:family="text">
      <style:text-properties fo:color="#000000" style:font-name="Computer Modern1" fo:font-size="10pt" style:font-size-asian="10pt" style:font-name-complex="Computer Modern1" style:font-size-complex="10pt"/>
    </style:style>
    <style:style style:name="T5" style:family="text">
      <style:text-properties fo:color="#ffffff" style:font-name="CenturyGothic1" fo:font-size="18pt" style:font-size-asian="18pt" style:font-name-complex="CenturyGothic1" style:font-size-complex="18pt"/>
    </style:style>
    <style:style style:name="T6" style:family="text">
      <style:text-properties fo:color="#000000" style:font-name="CenturyGothic1" fo:font-size="11pt" style:font-size-asian="11pt" style:font-name-complex="CenturyGothic1" style:font-size-complex="11pt"/>
    </style:style>
    <style:style style:name="T7" style:family="text">
      <style:text-properties fo:color="#000000" style:font-name="CourierNew1" fo:font-size="11pt" style:font-size-asian="11pt" style:font-name-complex="CourierNew1" style:font-size-complex="11pt"/>
    </style:style>
    <style:style style:name="T8" style:family="text">
      <style:text-properties fo:color="#ffffff" style:font-name="CenturyGothic1" fo:font-size="14.1000003814697pt" fo:font-weight="bold" style:font-size-asian="14.1000003814697pt" style:font-name-complex="CenturyGothic1" style:font-size-complex="14.1000003814697pt" style:font-weight-complex="bold"/>
    </style:style>
    <style:style style:name="T9" style:family="text">
      <style:text-properties fo:color="#000000" style:font-name="CenturyGothic1" fo:font-size="10.6000003814697pt" fo:font-style="italic" fo:font-weight="bold" style:font-size-asian="10.6000003814697pt" style:font-name-complex="CenturyGothic1" style:font-size-complex="10.6000003814697pt" style:font-style-complex="italic" style:font-weight-complex="bold"/>
    </style:style>
    <style:style style:name="T10" style:family="text">
      <style:text-properties fo:color="#000000" style:font-name="CenturyGothic1" fo:font-size="10.6000003814697pt" fo:font-style="italic" fo:font-weight="normal" style:font-size-asian="10.6000003814697pt" style:font-weight-asian="normal" style:font-name-complex="CenturyGothic1" style:font-size-complex="10.6000003814697pt" style:font-style-complex="italic" style:font-weight-complex="normal"/>
    </style:style>
    <style:style style:name="T11" style:family="text">
      <style:text-properties fo:color="#000000" style:font-name="CenturyGothic1" fo:font-size="10.6000003814697pt" fo:font-style="italic" style:font-size-asian="10.6000003814697pt" style:font-name-complex="CenturyGothic1" style:font-size-complex="10.6000003814697pt" style:font-style-complex="italic"/>
    </style:style>
    <style:style style:name="T12" style:family="text">
      <style:text-properties fo:color="#ffffff" style:font-name="CenturyGothic1" fo:font-size="13.3999996185303pt" fo:font-weight="bold" style:font-size-asian="13.3999996185303pt" style:font-name-complex="CenturyGothic1" style:font-size-complex="13.3999996185303pt" style:font-weight-complex="bold"/>
    </style:style>
    <style:style style:name="T13" style:family="text">
      <style:text-properties fo:color="#000000" style:font-name="CenturyGothic1" fo:font-size="8.5pt" fo:font-style="italic" style:font-size-asian="8.5pt" style:font-name-complex="CenturyGothic1" style:font-size-complex="8.5pt" style:font-style-complex="italic"/>
    </style:style>
    <style:style style:name="T14" style:family="text">
      <style:text-properties fo:color="#000000" style:font-name="Courier1" fo:font-size="10.6000003814697pt" style:font-size-asian="10.6000003814697pt" style:font-name-complex="Courier1" style:font-size-complex="10.6000003814697pt"/>
    </style:style>
    <style:style style:name="T15" style:family="text">
      <style:text-properties fo:color="#000000" style:font-name="CenturyGothic1" fo:font-size="10.6000003814697pt" style:font-size-asian="10.6000003814697pt" style:font-name-complex="CenturyGothic1" style:font-size-complex="10.6000003814697pt"/>
    </style:style>
    <style:style style:name="T16" style:family="text">
      <style:text-properties fo:color="#000000" style:font-name="Symbol1" fo:font-size="10.6000003814697pt" style:font-size-asian="10.6000003814697pt" style:font-name-complex="Symbol1" style:font-size-complex="10.6000003814697pt"/>
    </style:style>
    <style:style style:name="T17" style:family="text">
      <style:text-properties fo:color="#000000" style:font-name="CenturyGothic1" fo:font-size="6.30000019073486pt" fo:font-style="italic" style:font-size-asian="6.30000019073486pt" style:font-name-complex="CenturyGothic1" style:font-size-complex="6.30000019073486pt" style:font-style-complex="italic"/>
    </style:style>
    <style:style style:name="T18" style:family="text">
      <style:text-properties fo:color="#000000" style:font-name="CenturyGothic1" fo:font-size="11pt" fo:font-style="italic" style:font-size-asian="11pt" style:font-name-complex="CenturyGothic1" style:font-size-complex="11pt" style:font-style-complex="italic"/>
    </style:style>
    <style:style style:name="T19" style:family="text">
      <style:text-properties fo:color="#000000" style:font-name="CenturyGothic1" fo:font-size="11pt" style:text-underline-style="none" fo:font-weight="bold" style:font-size-asian="11pt" style:font-name-complex="CenturyGothic1" style:font-size-complex="11pt" style:font-weight-complex="bold"/>
    </style:style>
    <style:style style:name="T20" style:family="text">
      <style:text-properties fo:color="#000000" style:font-name="CenturyGothic1" fo:font-size="11pt" fo:font-weight="bold" style:font-size-asian="11pt" style:font-name-complex="CenturyGothic1"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192">
        <draw:frame draw:style-name="gr1" draw:text-style-name="P2" draw:layer="layout" svg:width="6.382cm" svg:height="0.987cm" svg:x="5.532cm" svg:y="21.657cm">
          <draw:text-box>
            <text:p text:style-name="P1"><text:span text:style-name="T1">Karşıl</text:span><text:span text:style-name="T1">aştır</text:span><text:span text:style-name="T1">ma</text:span></text:p>
          </draw:text-box>
        </draw:frame>
        <draw:frame draw:style-name="gr2" draw:text-style-name="P2" draw:layer="layout" svg:width="6.39cm" svg:height="0.987cm" svg:x="5.508cm" svg:y="22.646cm">
          <draw:text-box>
            <text:p text:style-name="P1"><text:span text:style-name="T1">Fonksiyonları</text:span></text:p>
          </draw:text-box>
        </draw:frame>
        <draw:path draw:style-name="gr3" draw:text-style-name="P3" draw:layer="layout" svg:width="5.61cm" svg:height="3.841cm" svg:x="11.34cm" svg:y="11.485cm" svg:viewBox="0 0 5611 3842" svg:d="M503 82c0 0 884 532 1235 1245 0 0 532-130 701 285 0 0 352-804 846-1167 0 0 455-363 1001-428 0 0 520-117 598 259 0 0 0 415-247 882 0 0-169 182-26 519 0 0 208 533-169 728 0 0-312 103-286 233s13 480 26 623c13 142 182 324 377 207 0 0 441-129 545-298 0 0 442-506 507 52 0 0 39 441-533 519 0 0-636-13-935-182 0 0-195-143-442 39 0 0-585 441-845 26 0 0-352 65-547-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5.256cm" svg:y="11.777cm" svg:viewBox="0 0 630 815" svg:d="M410 1c-152-17-335 117-389 315-39 143-30 323 88 426 129 114 303 97 378-70 64-141 167-249 138-417-29-166-116-242-215-254z">
          <text:p/>
        </draw:path>
        <draw:path draw:style-name="gr4" draw:text-style-name="P4" draw:layer="layout" svg:width="0.509cm" svg:height="0.797cm" svg:x="11.581cm" svg:y="11.78cm" svg:viewBox="0 0 510 798" svg:d="M54 12c17-9 37-13 63-11 159 12 519 765 349 796-1 0-214 37-364-268-41-83-176-447-48-517z">
          <text:p/>
        </draw:path>
        <draw:path draw:style-name="gr4" draw:text-style-name="P4" draw:layer="layout" svg:width="1.19cm" svg:height="1.851cm" svg:x="12.181cm" svg:y="12.096cm" svg:viewBox="0 0 1191 1852" svg:d="M249 131c88 98 168 221 194 253 122 153 243 307 365 460v103c0 0-90 90-13 310 0 0 217 386 396 283 0 0-51 310-51 311-3 13-399-68-433-78-281-70-527-264-626-552-98-288 10-640-28-943-7-64-72-156-48-221 41-116 146-36 244 74z">
          <text:p/>
        </draw:path>
        <draw:path draw:style-name="gr4" draw:text-style-name="P4" draw:layer="layout" svg:width="1.584cm" svg:height="2.055cm" svg:x="14.006cm" svg:y="12.218cm" svg:viewBox="0 0 1585 2056" svg:d="M995 118c0 0 65 387 168 451 103 65 399 271 411 388 13 116 78 465-360 646 0 0-824 310-901 374 0 0-283 246-309-129 0 0-52-866 206-1240 0 0 501-929 785-490z">
          <text:p/>
        </draw:path>
        <draw:path draw:style-name="gr4" draw:text-style-name="P4" draw:layer="layout" svg:width="0.997cm" svg:height="0.812cm" svg:x="14.232cm" svg:y="14.257cm" svg:viewBox="0 0 998 813" svg:d="M309 92c269-117 624-143 674 46 96 358-293 631-612 674 0 0-384 50-371-420 3-116 138-227 309-300z">
          <text:p/>
        </draw:path>
        <draw:path draw:style-name="gr4" draw:text-style-name="P4" draw:layer="layout" svg:width="0.745cm" svg:height="0.718cm" svg:x="12.888cm" svg:y="14.148cm" svg:viewBox="0 0 746 719" svg:d="M137 15c0 0 335 38 385 152 0 0 137 469 224 482 0 0-162 126-298 38 0 0-535-204-436-583 0 0 50-152 125-89z">
          <text:p/>
        </draw:path>
        <draw:path draw:style-name="gr4" draw:text-style-name="P4" draw:layer="layout" svg:width="0.304cm" svg:height="0.267cm" svg:x="12.247cm" svg:y="14.888cm" svg:viewBox="0 0 305 268" svg:d="M117 29c108 63 243 208 165 231 0 0-243 72-281-206-9-71 49-64 116-25z">
          <text:p/>
        </draw:path>
        <draw:path draw:style-name="gr4" draw:text-style-name="P4" draw:layer="layout" svg:width="0.272cm" svg:height="0.256cm" svg:x="16.518cm" svg:y="14.729cm" svg:viewBox="0 0 273 257" svg:d="M218 15c63 34 89 123-14 198-124 90-263 40-177-120 52-96 136-109 191-78z">
          <text:p/>
        </draw:path>
        <draw:path draw:style-name="gr3" draw:text-style-name="P3" draw:layer="layout" svg:width="5.61cm" svg:height="3.841cm" svg:x="9.108cm" svg:y="11.59cm" svg:viewBox="0 0 5611 3842" svg:d="M503 82c0 0 884 532 1235 1245 0 0 533-130 701 285 0 0 351-804 845-1167 0 0 455-363 1001-428 0 0 520-117 598 259 0 0 0 415-247 882 0 0-169 182-26 519 0 0 208 533-169 728 0 0-312 103-286 233s13 480 26 623c13 142 182 324 377 207 0 0 443-129 547-298 0 0 441-506 506 52 0 0 39 441-533 519 0 0-637-13-936-182 0 0-195-143-442 39 0 0-585 441-845 26 0 0-351 65-546-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3.024cm" svg:y="11.882cm" svg:viewBox="0 0 630 815" svg:d="M409 1c-152-17-334 116-388 314-39 143-30 323 88 427 129 113 302 96 378-71 64-141 167-249 138-417-29-166-116-242-216-253z">
          <text:p/>
        </draw:path>
        <draw:path draw:style-name="gr4" draw:text-style-name="P4" draw:layer="layout" svg:width="0.509cm" svg:height="0.797cm" svg:x="9.349cm" svg:y="11.885cm" svg:viewBox="0 0 510 798" svg:d="M54 12c17-9 37-13 64-11 158 12 518 765 347 796-1 0-213 37-363-267-41-84-177-448-48-518z">
          <text:p/>
        </draw:path>
        <draw:path draw:style-name="gr4" draw:text-style-name="P4" draw:layer="layout" svg:width="1.19cm" svg:height="1.851cm" svg:x="9.949cm" svg:y="12.201cm" svg:viewBox="0 0 1191 1852" svg:d="M250 131c87 98 168 221 193 253 122 153 243 307 365 460v103c0 0-90 90-13 310 0 0 217 386 396 283l-51 311c-3 13-399-68-433-77-281-70-526-265-626-553-98-288 10-640-27-943-8-64-72-156-49-221 41-116 146-36 245 74z">
          <text:p/>
        </draw:path>
        <draw:path draw:style-name="gr4" draw:text-style-name="P4" draw:layer="layout" svg:width="1.585cm" svg:height="2.055cm" svg:x="11.774cm" svg:y="12.323cm" svg:viewBox="0 0 1586 2056" svg:d="M996 118c0 0 64 387 167 451 103 65 399 271 412 388 12 117 77 465-361 646 0 0-823 310-900 374 0 0-284 246-310-129 0 0-52-866 207-1240 0 0 502-929 785-490z">
          <text:p/>
        </draw:path>
        <draw:path draw:style-name="gr4" draw:text-style-name="P4" draw:layer="layout" svg:width="0.997cm" svg:height="0.812cm" svg:x="12cm" svg:y="14.362cm" svg:viewBox="0 0 998 813" svg:d="M308 92c270-117 625-143 675 46 96 358-292 631-613 674 0 0-383 50-370-420 3-116 138-226 308-300z">
          <text:p/>
        </draw:path>
        <draw:path draw:style-name="gr4" draw:text-style-name="P4" draw:layer="layout" svg:width="0.745cm" svg:height="0.718cm" svg:x="10.656cm" svg:y="14.253cm" svg:viewBox="0 0 746 719" svg:d="M137 15c0 0 336 38 385 152 0 0 137 469 224 482 0 0-162 126-298 38 0 0-535-203-436-583 0 0 50-152 125-89z">
          <text:p/>
        </draw:path>
        <draw:path draw:style-name="gr4" draw:text-style-name="P4" draw:layer="layout" svg:width="0.303cm" svg:height="0.268cm" svg:x="10.016cm" svg:y="14.993cm" svg:viewBox="0 0 304 269" svg:d="M115 29c109 64 243 208 166 231 0 0-244 73-280-205-10-72 47-65 114-26z">
          <text:p/>
        </draw:path>
        <draw:path draw:style-name="gr4" draw:text-style-name="P4" draw:layer="layout" svg:width="0.272cm" svg:height="0.256cm" svg:x="14.286cm" svg:y="14.834cm" svg:viewBox="0 0 273 257" svg:d="M218 15c63 34 89 123-15 199-123 89-263 39-175-121 51-96 134-108 190-78z">
          <text:p/>
        </draw:path>
        <draw:path draw:style-name="gr3" draw:text-style-name="P3" draw:layer="layout" svg:width="5.61cm" svg:height="3.841cm" svg:x="6.285cm" svg:y="11.485cm" svg:viewBox="0 0 5611 3842" svg:d="M502 82c0 0 884 532 1235 1245 0 0 534-130 703 285 0 0 351-804 844-1167 0 0 455-363 1001-428 0 0 520-117 598 259 0 0 0 415-247 882 0 0-169 182-26 519 0 0 208 533-169 728 0 0-312 103-286 233s13 480 26 623c13 142 182 324 377 207 0 0 442-129 546-298 0 0 442-506 507 52 0 0 39 441-533 519 0 0-637-13-936-182 0 0-195-143-442 39 0 0-585 441-844 26 0 0-351 65-546-182 0 0-156 247-521-13 0 0-182 247-299 338 0 0-455 246-598-156s-65-506 104-376c0 0 364 324 468 233 0 0 91 26 39-246 0 0-208-428-143-571 0 0-715-363-676-1013 0 0-13-155-182-337s-727-1064-402-1206c0 0 298-78 402-13z">
          <text:p/>
        </draw:path>
        <draw:path draw:style-name="gr4" draw:text-style-name="P4" draw:layer="layout" svg:width="0.628cm" svg:height="0.814cm" svg:x="10.201cm" svg:y="11.777cm" svg:viewBox="0 0 629 815" svg:d="M409 1c-152-17-335 117-388 315-39 143-30 323 87 426 130 114 303 97 378-70 64-141 167-249 138-417-29-166-115-242-215-254z">
          <text:p/>
        </draw:path>
        <draw:path draw:style-name="gr4" draw:text-style-name="P4" draw:layer="layout" svg:width="0.509cm" svg:height="0.797cm" svg:x="6.527cm" svg:y="11.78cm" svg:viewBox="0 0 510 798" svg:d="M53 12c17-9 38-13 64-11 158 12 518 765 348 796-1 0-214 37-364-268-40-83-175-447-48-517z">
          <text:p/>
        </draw:path>
        <draw:path draw:style-name="gr4" draw:text-style-name="P4" draw:layer="layout" svg:width="1.19cm" svg:height="1.851cm" svg:x="7.126cm" svg:y="12.096cm" svg:viewBox="0 0 1191 1852" svg:d="M249 131c87 98 168 221 193 253 122 153 244 307 366 460v103c0 0-89 90-13 310 0 0 217 386 396 283 0 0-51 310-51 311-2 13-399-68-433-78-282-70-527-264-625-552-99-288 9-640-28-943-8-64-72-156-49-221 41-116 146-36 244 74z">
          <text:p/>
        </draw:path>
        <draw:path draw:style-name="gr4" draw:text-style-name="P4" draw:layer="layout" svg:width="1.585cm" svg:height="2.055cm" svg:x="8.951cm" svg:y="12.218cm" svg:viewBox="0 0 1586 2056" svg:d="M995 118c0 0 64 387 167 451 103 65 400 271 413 388 13 116 77 465-361 646 0 0-824 310-901 374 0 0-283 246-309-129 0 0-51-866 206-1240 0 0 502-929 785-490z">
          <text:p/>
        </draw:path>
        <draw:path draw:style-name="gr4" draw:text-style-name="P4" draw:layer="layout" svg:width="0.998cm" svg:height="0.812cm" svg:x="9.177cm" svg:y="14.257cm" svg:viewBox="0 0 999 813" svg:d="M309 92c270-117 625-143 675 46 95 358-293 631-613 674 0 0-384 50-371-420 3-116 139-227 309-300z">
          <text:p/>
        </draw:path>
        <draw:path draw:style-name="gr4" draw:text-style-name="P4" draw:layer="layout" svg:width="0.745cm" svg:height="0.718cm" svg:x="7.833cm" svg:y="14.148cm" svg:viewBox="0 0 746 719" svg:d="M137 15c0 0 335 38 384 152 0 0 137 469 225 482 0 0-163 126-299 38 0 0-535-204-434-583 0 0 49-152 124-89z">
          <text:p/>
        </draw:path>
        <draw:path draw:style-name="gr4" draw:text-style-name="P4" draw:layer="layout" svg:width="0.303cm" svg:height="0.267cm" svg:x="7.193cm" svg:y="14.888cm" svg:viewBox="0 0 304 268" svg:d="M115 29c108 63 243 208 166 231 0 0-244 72-280-206-10-71 47-64 114-25z">
          <text:p/>
        </draw:path>
        <draw:path draw:style-name="gr4" draw:text-style-name="P4" draw:layer="layout" svg:width="0.272cm" svg:height="0.256cm" svg:x="11.463cm" svg:y="14.729cm" svg:viewBox="0 0 273 257" svg:d="M217 15c64 34 90 123-14 198-123 90-262 40-176-120 53-96 135-109 190-78z">
          <text:p/>
        </draw:path>
        <draw:path draw:style-name="gr3" draw:text-style-name="P3" draw:layer="layout" svg:width="5.61cm" svg:height="3.841cm" svg:x="3.987cm" svg:y="11.485cm" svg:viewBox="0 0 5611 3842" svg:d="M503 82c0 0 883 532 1234 1245 0 0 533-130 702 285 0 0 351-804 845-1167 0 0 455-363 1000-428 0 0 521-117 599 259 0 0 0 415-247 882 0 0-169 182-26 519 0 0 208 533-169 728 0 0-313 103-287 233s13 480 26 623c13 142 182 324 378 207 0 0 442-129 546-298 0 0 442-506 507 52 0 0 39 441-533 519 0 0-637-13-937-182 0 0-194-143-441 39 0 0-585 441-845 26 0 0-351 65-546-182 0 0-156 247-520-13 0 0-182 247-299 338 0 0-454 246-597-156s-65-506 104-376c0 0 363 324 467 233 0 0 91 26 39-246 0 0-207-428-143-571 0 0-714-363-675-1013 0 0-13-155-182-337s-728-1064-403-1206c0 0 299-78 403-13z">
          <text:p/>
        </draw:path>
        <draw:path draw:style-name="gr4" draw:text-style-name="P4" draw:layer="layout" svg:width="0.629cm" svg:height="0.814cm" svg:x="7.903cm" svg:y="11.777cm" svg:viewBox="0 0 630 815" svg:d="M408 1c-152-17-333 117-387 315-39 143-30 323 88 426 128 114 302 97 377-70 63-141 168-249 139-417-29-166-117-242-217-254z">
          <text:p/>
        </draw:path>
        <draw:path draw:style-name="gr4" draw:text-style-name="P4" draw:layer="layout" svg:width="0.509cm" svg:height="0.797cm" svg:x="4.229cm" svg:y="11.78cm" svg:viewBox="0 0 510 798" svg:d="M54 12c16-9 38-13 64-11 159 12 518 765 347 796 0 0-212 37-362-268-42-83-177-447-49-517z">
          <text:p/>
        </draw:path>
        <draw:path draw:style-name="gr4" draw:text-style-name="P4" draw:layer="layout" svg:width="1.19cm" svg:height="1.851cm" svg:x="4.828cm" svg:y="12.096cm" svg:viewBox="0 0 1191 1852" svg:d="M250 131c86 98 167 221 193 253 123 153 244 307 365 460v103c0 0-89 90-12 310 0 0 217 386 395 283 0 0-51 310-51 311-2 13-398-68-432-78-283-70-528-264-626-552s9-640-28-943c-8-64-72-156-49-221 42-116 147-36 245 74z">
          <text:p/>
        </draw:path>
        <draw:path draw:style-name="gr4" draw:text-style-name="P4" draw:layer="layout" svg:width="1.585cm" svg:height="2.055cm" svg:x="6.653cm" svg:y="12.218cm" svg:viewBox="0 0 1586 2056" svg:d="M996 118c0 0 65 387 167 451 103 65 399 271 412 388 13 116 77 465-360 646 0 0-824 310-902 374 0 0-283 246-309-129 0 0-51-866 206-1240 0 0 503-929 786-490z">
          <text:p/>
        </draw:path>
        <draw:path draw:style-name="gr4" draw:text-style-name="P4" draw:layer="layout" svg:width="0.998cm" svg:height="0.812cm" svg:x="6.879cm" svg:y="14.257cm" svg:viewBox="0 0 999 813" svg:d="M309 92c269-117 625-143 675 46 95 358-293 631-614 674 0 0-382 50-370-420 4-116 139-227 309-300z">
          <text:p/>
        </draw:path>
        <draw:path draw:style-name="gr4" draw:text-style-name="P4" draw:layer="layout" svg:width="0.744cm" svg:height="0.718cm" svg:x="5.536cm" svg:y="14.148cm" svg:viewBox="0 0 745 719" svg:d="M137 15c0 0 335 38 385 152 0 0 136 469 223 482 0 0-161 126-298 38 0 0-534-204-435-583 0 0 51-152 125-89z">
          <text:p/>
        </draw:path>
        <draw:path draw:style-name="gr4" draw:text-style-name="P4" draw:layer="layout" svg:width="0.304cm" svg:height="0.267cm" svg:x="4.895cm" svg:y="14.888cm" svg:viewBox="0 0 305 268" svg:d="M117 29c108 63 242 208 165 231 0 0-244 72-281-206-9-71 48-64 116-25z">
          <text:p/>
        </draw:path>
        <draw:path draw:style-name="gr4" draw:text-style-name="P4" draw:layer="layout" svg:width="0.272cm" svg:height="0.256cm" svg:x="9.165cm" svg:y="14.729cm" svg:viewBox="0 0 273 257" svg:d="M217 15c64 34 90 123-13 198-124 90-263 40-177-120 52-96 135-109 190-78z">
          <text:p/>
        </draw:path>
        <draw:path draw:style-name="gr5" draw:text-style-name="P5" draw:layer="layout" svg:width="5.61cm" svg:height="3.841cm" svg:x="1.283cm" svg:y="11.485cm" svg:viewBox="0 0 5611 3842" svg:d="M503 82c0 0 884 532 1236 1245 0 0 533-130 702 285 0 0 350-804 844-1167 0 0 455-363 1001-428 0 0 520-117 598 259 0 0 0 415-247 882 0 0-169 182-26 519 0 0 208 533-169 728 0 0-312 103-286 233s13 480 26 623c13 142 182 324 377 207 0 0 442-129 546-298 0 0 441-506 506 52 0 0 39 441-532 519 0 0-637-13-936-182 0 0-195-143-442 39 0 0-585 441-845 26 0 0-351 65-545-182 0 0-156 247-520-13 0 0-182 247-300 338 0 0-455 246-598-156s-65-506 104-376c0 0 364 324 468 233 0 0 92 26 39-246 0 0-208-428-143-571 0 0-715-363-676-1013 0 0-13-155-182-337s-728-1064-403-1206c0 0 299-78 403-13z">
          <text:p/>
        </draw:path>
        <draw:path draw:style-name="gr4" draw:text-style-name="P4" draw:layer="layout" svg:width="0.628cm" svg:height="0.814cm" svg:x="5.199cm" svg:y="11.777cm" svg:viewBox="0 0 629 815" svg:d="M409 1c-152-17-335 117-389 315-38 143-30 323 88 426 130 114 303 97 378-70 64-141 167-249 138-417-29-166-116-242-215-254z">
          <text:p/>
        </draw:path>
        <draw:path draw:style-name="gr6" draw:text-style-name="P6" draw:layer="layout" svg:width="0.51cm" svg:height="0.797cm" svg:x="1.524cm" svg:y="11.78cm" svg:viewBox="0 0 511 798" svg:d="M54 12c17-9 37-13 64-11 159 12 518 765 348 796-1 0-214 37-364-268-41-83-176-447-48-517z">
          <text:p/>
        </draw:path>
        <draw:path draw:style-name="gr6" draw:text-style-name="P6" draw:layer="layout" svg:width="1.19cm" svg:height="1.851cm" svg:x="2.124cm" svg:y="12.096cm" svg:viewBox="0 0 1191 1852" svg:d="M249 131c87 98 168 221 193 253 122 153 243 307 365 460v103c0 0-90 90-13 310 0 0 218 386 397 283 0 0-51 310-51 311-2 13-400-68-434-78-281-70-526-264-625-552-98-288 10-640-27-943-8-64-72-156-49-221 41-116 146-36 244 74z">
          <text:p/>
        </draw:path>
        <draw:path draw:style-name="gr4" draw:text-style-name="P4" draw:layer="layout" svg:width="1.585cm" svg:height="2.055cm" svg:x="3.949cm" svg:y="12.218cm" svg:viewBox="0 0 1586 2056" svg:d="M996 118c0 0 64 387 167 451 103 65 399 271 412 388 12 116 78 465-361 646 0 0-823 310-900 374 0 0-283 246-310-129 0 0-52-866 207-1240 0 0 502-929 785-490z">
          <text:p/>
        </draw:path>
        <draw:path draw:style-name="gr4" draw:text-style-name="P4" draw:layer="layout" svg:width="0.997cm" svg:height="0.812cm" svg:x="4.175cm" svg:y="14.257cm" svg:viewBox="0 0 998 813" svg:d="M309 92c269-117 624-143 674 46 96 358-292 631-612 674 0 0-384 50-371-420 3-116 138-227 309-300z">
          <text:p/>
        </draw:path>
        <draw:path draw:style-name="gr6" draw:text-style-name="P6" draw:layer="layout" svg:width="0.745cm" svg:height="0.718cm" svg:x="2.831cm" svg:y="14.148cm" svg:viewBox="0 0 746 719" svg:d="M136 15c0 0 336 38 386 152 0 0 137 469 224 482 0 0-162 126-299 38 0 0-534-204-435-583 0 0 50-152 124-89z">
          <text:p/>
        </draw:path>
        <draw:path draw:style-name="gr6" draw:text-style-name="P6" draw:layer="layout" svg:width="0.303cm" svg:height="0.267cm" svg:x="2.191cm" svg:y="14.888cm" svg:viewBox="0 0 304 268" svg:d="M116 29c108 63 242 208 165 231 0 0-244 72-280-206-10-71 47-64 115-25z">
          <text:p/>
        </draw:path>
        <draw:path draw:style-name="gr4" draw:text-style-name="P4" draw:layer="layout" svg:width="0.271cm" svg:height="0.256cm" svg:x="6.461cm" svg:y="14.729cm" svg:viewBox="0 0 272 257" svg:d="M217 15c63 34 89 123-14 198-124 90-262 40-176-120 51-96 134-109 190-78z">
          <text:p/>
        </draw:path>
        <draw:frame draw:style-name="gr7" draw:text-style-name="P7" draw:layer="layout" svg:width="3.439cm" svg:height="2.88cm" svg:x="2.113cm" svg:y="21.192cm">
          <draw:text-box>
            <text:p text:style-name="P1"><text:span text:style-name="T2">06</text:span></text:p>
          </draw:text-box>
        </draw:frame>
        <draw:line draw:style-name="gr8" draw:text-style-name="P8" draw:layer="layout" svg:x1="1.382cm" svg:y1="2.619cm" svg:x2="1.382cm" svg:y2="24.717cm">
          <text:p/>
        </draw:line>
        <draw:line draw:style-name="gr8" draw:text-style-name="P8" draw:layer="layout" svg:x1="22.092cm" svg:y1="24.699cm" svg:x2="-0.006cm" svg:y2="24.699cm">
          <text:p/>
        </draw:line>
        <draw:polygon draw:style-name="gr9" draw:text-style-name="P9" draw:layer="layout" svg:width="0.998cm" svg:height="1.192cm" svg:x="0.885cm" svg:y="1.518cm" svg:viewBox="0 0 999 1193" draw:points="999,828 622,452 622,1193 379,1193 379,449 0,828 0,499 499,0 998,499">
          <text:p/>
        </draw:polygon>
        <draw:frame draw:style-name="gr10" draw:text-style-name="P10" draw:layer="layout" svg:width="7.101cm" svg:height="1.025cm" svg:x="8.785cm" svg:y="15.75cm">
          <draw:text-box>
            <text:p text:style-name="P1"><text:span text:style-name="T3">“</text:span><text:span text:style-name="T3">güvenli-sol?”</text:span></text:p>
          </draw:text-box>
        </draw:frame>
        <draw:frame draw:style-name="gr11" draw:text-style-name="P11" draw:layer="layout" svg:width="0.451cm" svg:height="0.412cm" svg:x="10.619cm" svg:y="26.446cm">
          <draw:text-box>
            <text:p text:style-name="P1"><text:span text:style-name="T4">18</text:span></text:p>
          </draw:text-box>
        </draw:frame>
      </draw:page>
      <draw:page draw:name="page2" draw:style-name="dp1" draw:master-page-name="master-page105">
        <draw:polygon draw:style-name="gr12" draw:text-style-name="P12" draw:layer="layout" svg:width="17.788cm" svg:height="0.78cm" svg:x="1.902cm" svg:y="2.534cm" svg:viewBox="0 0 17789 781" draw:points="0,0 17789,0 17789,781 0,781">
          <text:p/>
        </draw:polygon>
        <draw:frame draw:style-name="gr13" draw:text-style-name="P13" draw:layer="layout" svg:width="5.34cm" svg:height="0.738cm" svg:x="9.116cm" svg:y="2.584cm">
          <draw:text-box>
            <text:p text:style-name="P1"><text:span text:style-name="T5">Tasarım Reçetesi</text:span></text:p>
          </draw:text-box>
        </draw:frame>
        <draw:frame draw:style-name="gr14" draw:text-style-name="P14" draw:layer="layout" svg:width="18.057cm" svg:height="0.907cm" svg:x="2.314cm" svg:y="3.621cm">
          <draw:text-box>
            <text:p text:style-name="P1"><text:span text:style-name="T6">Deniz 640 x 480 boyutarında bir bahçede. Görüş alanının dışına çıkmadan en fazla ne kadar </text:span></text:p>
            <text:p text:style-name="P1"><text:span text:style-name="T6">sola ve sağa doğru gidebilir?</text:span></text:p>
          </draw:text-box>
        </draw:frame>
        <draw:frame draw:style-name="gr15" draw:text-style-name="P14" draw:layer="layout" svg:width="0.387cm" svg:height="0.454cm" svg:x="2.541cm" svg:y="4.776cm">
          <draw:text-box>
            <text:p text:style-name="P1"><text:span text:style-name="T6">1.</text:span></text:p>
          </draw:text-box>
        </draw:frame>
        <draw:frame draw:style-name="gr16" draw:text-style-name="P14" draw:layer="layout" svg:width="10.128cm" svg:height="0.454cm" svg:x="3.176cm" svg:y="4.776cm">
          <draw:text-box>
            <text:p text:style-name="P1"><text:span text:style-name="T6">Sola doğru görülür olduğu en uzak mesafe:</text:span></text:p>
          </draw:text-box>
        </draw:frame>
        <draw:frame draw:style-name="gr17" draw:text-style-name="P14" draw:layer="layout" svg:width="3.118cm" svg:height="0.454cm" svg:x="15.882cm" svg:y="4.776cm">
          <draw:text-box>
            <text:p text:style-name="P1"><text:span text:style-name="T6">________________</text:span></text:p>
          </draw:text-box>
        </draw:frame>
        <draw:frame draw:style-name="gr15" draw:text-style-name="P14" draw:layer="layout" svg:width="0.387cm" svg:height="0.454cm" svg:x="2.541cm" svg:y="6.205cm">
          <draw:text-box>
            <text:p text:style-name="P1"><text:span text:style-name="T6">2.</text:span></text:p>
          </draw:text-box>
        </draw:frame>
        <draw:frame draw:style-name="gr18" draw:text-style-name="P14" draw:layer="layout" svg:width="10.403cm" svg:height="0.454cm" svg:x="3.176cm" svg:y="6.205cm">
          <draw:text-box>
            <text:p text:style-name="P1"><text:span text:style-name="T6">Sağa doğru görülür olduğu en uzak mesafe:</text:span></text:p>
          </draw:text-box>
        </draw:frame>
        <draw:frame draw:style-name="gr17" draw:text-style-name="P14" draw:layer="layout" svg:width="3.118cm" svg:height="0.454cm" svg:x="14.612cm" svg:y="6.205cm">
          <draw:text-box>
            <text:p text:style-name="P1"><text:span text:style-name="T6">________________</text:span></text:p>
          </draw:text-box>
        </draw:frame>
        <draw:frame draw:style-name="gr15" draw:text-style-name="P14" draw:layer="layout" svg:width="0.387cm" svg:height="0.454cm" svg:x="2.541cm" svg:y="7.634cm">
          <draw:text-box>
            <text:p text:style-name="P1"><text:span text:style-name="T6">3.</text:span></text:p>
          </draw:text-box>
        </draw:frame>
        <draw:polygon draw:style-name="gr6" draw:text-style-name="P6" draw:layer="layout" svg:width="7.164cm" svg:height="7.214cm" svg:x="11.495cm" svg:y="13.994cm" svg:viewBox="0 0 7165 7215" draw:points="3582,7215 3339,7208 3106,7187 2876,7148 2654,7099 2435,7032 2220,6947 2004,6848 1793,6732 1584,6605 1394,6467 1214,6319 1048,6164 889,5994 744,5814 607,5620 480,5412 363,5197 268,4981 183,4762 116,4544 67,4318 28,4088 7,3851 0,3607 7,3364 28,3127 67,2898 116,2672 183,2453 268,2234 363,2019 480,1804 607,1596 744,1401 889,1221 1048,1052 1214,897 1394,748 1584,611 1793,484 2004,367 2220,268 2435,184 2654,117 2876,67 3106,28 3339,7 3582,0 3826,7 4059,28 4288,67 4510,117 4729,184 4944,268 5160,367 5372,484 5580,611 5770,748 5950,897 6120,1052 6275,1221 6421,1401 6558,1596 6685,1804 6802,2019 6897,2234 6982,2453 7049,2672 7098,2898 7137,3127 7158,3364 7165,3607 7158,3851 7137,4088 7098,4318 7049,4544 6982,4762 6897,4981 6802,5197 6685,5412 6558,5620 6421,5814 6275,5994 6120,6164 5950,6319 5770,6467 5580,6605 5372,6732 5160,6848 4944,6947 4729,7032 4510,7099 4288,7148 4059,7187 3826,7208">
          <text:p/>
        </draw:polygon>
        <draw:polygon draw:style-name="gr19" draw:text-style-name="P8" draw:layer="layout" svg:width="7.165cm" svg:height="7.214cm" svg:x="11.496cm" svg:y="13.996cm" svg:viewBox="0 0 7166 7215" draw:points="3583,7215 3339,7208 3106,7187 2877,7148 2655,7099 2436,7032 2221,6947 2005,6848 1793,6732 1585,6605 1395,6467 1215,6319 1049,6163 890,5994 745,5814 608,5620 481,5412 364,5196 269,4981 184,4762 117,4543 68,4317 29,4088 8,3851 0,3607 8,3364 29,3127 68,2898 117,2672 184,2453 269,2234 364,2019 481,1804 608,1595 745,1401 890,1221 1049,1052 1215,896 1395,748 1585,611 1793,483 2005,367 2221,268 2436,183 2655,116 2877,67 3106,28 3339,7 3583,0 3826,7 4059,28 4289,67 4511,116 4730,183 4945,268 5161,367 5372,483 5581,611 5771,748 5951,896 6121,1052 6276,1221 6422,1401 6559,1595 6686,1804 6803,2019 6898,2234 6983,2453 7050,2672 7099,2898 7138,3127 7159,3364 7166,3607 7159,3851 7138,4088 7099,4317 7050,4543 6983,4762 6898,4981 6803,5196 6686,5412 6559,5620 6422,5814 6276,5994 6121,6163 5951,6319 5771,6467 5581,6605 5372,6732 5161,6848 4945,6947 4730,7032 4511,7099 4289,7148 4059,7187 3826,7208">
          <text:p/>
        </draw:polygon>
        <draw:polygon draw:style-name="gr6" draw:text-style-name="P6" draw:layer="layout" svg:width="7.165cm" svg:height="7.211cm" svg:x="2.985cm" svg:y="8.813cm" svg:viewBox="0 0 7166 7212" draw:points="3584,7212 3340,7205 3107,7183 2878,7145 2655,7095 2437,7028 2221,6943 2006,6845 1794,6728 1586,6601 1395,6463 1215,6315 1050,6160 891,5990 746,5810 608,5616 480,5408 364,5193 269,4977 184,4762 117,4540 67,4317 28,4088 7,3852 0,3608 7,3361 28,3125 67,2895 117,2673 184,2450 269,2235 364,2020 480,1804 608,1595 746,1401 891,1221 1050,1052 1215,896 1395,748 1586,611 1794,484 2006,367 2221,268 2437,184 2655,116 2878,67 3107,28 3340,7 3584,0 3827,7 4060,28 4290,67 4512,116 4731,184 4946,268 5161,367 5373,484 5581,611 5772,748 5952,896 6121,1052 6277,1221 6421,1401 6559,1595 6686,1804 6802,2020 6898,2235 6982,2450 7050,2673 7099,2895 7138,3125 7159,3361 7166,3608 7159,3852 7138,4088 7099,4317 7050,4540 6982,4762 6898,4977 6802,5193 6686,5408 6559,5616 6421,5810 6277,5990 6121,6160 5952,6315 5772,6463 5581,6601 5373,6728 5161,6845 4946,6943 4731,7028 4512,7095 4290,7145 4060,7183 3827,7205">
          <text:p/>
        </draw:polygon>
        <draw:polygon draw:style-name="gr20" draw:text-style-name="P8" draw:layer="layout" svg:width="7.165cm" svg:height="7.21cm" svg:x="2.987cm" svg:y="8.815cm" svg:viewBox="0 0 7166 7211" draw:points="3583,7211 3340,7204 3107,7183 2878,7144 2655,7095 2436,7028 2221,6943 2006,6844 1794,6728 1586,6601 1395,6463 1215,6315 1049,6160 890,5990 746,5810 608,5616 480,5408 364,5193 268,4977 184,4762 117,4540 67,4317 28,4088 7,3851 0,3608 7,3361 28,3124 67,2895 117,2673 184,2450 268,2235 364,2020 480,1803 608,1595 746,1401 890,1221 1049,1052 1215,896 1395,748 1586,610 1794,483 2006,367 2221,268 2436,183 2655,116 2878,67 3107,28 3340,7 3583,0 3827,7 4060,28 4289,67 4512,116 4730,183 4946,268 5161,367 5373,483 5581,610 5772,748 5952,896 6121,1052 6276,1221 6421,1401 6559,1595 6686,1803 6802,2020 6898,2235 6982,2450 7049,2673 7099,2895 7138,3124 7159,3361 7166,3608 7159,3851 7138,4088 7099,4317 7049,4540 6982,4762 6898,4977 6802,5193 6686,5408 6559,5616 6421,5810 6276,5990 6121,6160 5952,6315 5772,6463 5581,6601 5373,6728 5161,6844 4946,6943 4730,7028 4512,7095 4289,7144 4060,7183 3827,7204">
          <text:p/>
        </draw:polygon>
        <draw:frame draw:style-name="gr21" draw:text-style-name="P14" draw:layer="layout" svg:width="15.682cm" svg:height="0.907cm" svg:x="3.176cm" svg:y="7.634cm">
          <draw:text-box>
            <text:p text:style-name="P1"><text:span text:style-name="T6">Yukarıda verilen her iki ifade için Değerlendirme Çemberi'ni aşağıdaki dairelerin </text:span></text:p>
            <text:p text:style-name="P1"><text:span text:style-name="T6">içerisine çizin.</text:span></text:p>
          </draw:text-box>
        </draw:frame>
        <draw:frame draw:style-name="gr22" draw:text-style-name="P14" draw:layer="layout" svg:width="2.796cm" svg:height="0.446cm" svg:x="14.802cm" svg:y="4.668cm">
          <draw:text-box>
            <text:p text:style-name="P1"><text:span text:style-name="T7">(&gt; <text:s text:c="2"/>x <text:s/>-50)</text:span></text:p>
          </draw:text-box>
        </draw:frame>
        <draw:frame draw:style-name="gr11" draw:text-style-name="P11" draw:layer="layout" svg:width="0.451cm" svg:height="0.412cm" svg:x="10.619cm" svg:y="26.446cm">
          <draw:text-box>
            <text:p text:style-name="P1"><text:span text:style-name="T4">19</text:span></text:p>
          </draw:text-box>
        </draw:frame>
      </draw:page>
      <draw:page draw:name="page3"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3" draw:text-style-name="P15" draw:layer="layout" svg:width="17.847cm" svg:height="0.892cm" svg:x="1.874cm" svg:y="3.949cm" svg:viewBox="0 0 17848 893" draw:points="0,0 17848,0 17848,893 0,893">
          <text:p/>
        </draw:polygon>
        <draw:polygon draw:style-name="gr23" draw:text-style-name="P15" draw:layer="layout" svg:width="17.847cm" svg:height="0.893cm" svg:x="1.874cm" svg:y="8.063cm" svg:viewBox="0 0 17848 894" draw:points="0,0 17848,0 17848,894 0,894">
          <text:p/>
        </draw:polygon>
        <draw:polygon draw:style-name="gr23" draw:text-style-name="P15" draw:layer="layout" svg:width="17.847cm" svg:height="0.893cm" svg:x="1.874cm" svg:y="12.178cm" svg:viewBox="0 0 17848 894" draw:points="0,0 17848,0 17848,894 0,894">
          <text:p/>
        </draw:polygon>
        <draw:frame draw:style-name="gr24" draw:text-style-name="P16" draw:layer="layout" svg:width="6.991cm" svg:height="0.581cm" svg:x="7.861cm" svg:y="1.68cm">
          <draw:text-box>
            <text:p text:style-name="P1"><text:span text:style-name="T8">Problem: “güvenli-sol?”</text:span></text:p>
          </draw:text-box>
        </draw:frame>
        <draw:frame draw:style-name="gr25" draw:text-style-name="P17" draw:layer="layout" svg:width="18.248cm" svg:height="1.309cm" svg:x="2.122cm" svg:y="2.786cm">
          <draw:text-box>
            <text:p text:style-name="P1"><text:span text:style-name="T9">Talimatlar: </text:span><text:span text:style-name="T10">“güvenli-sol?” fonksiyonunu yazmak için tasarım reçetesini kullanın. Bu fonksiyon bir</text:span></text:p>
            <text:p text:style-name="P1"><text:span text:style-name="T10"><text:s/></text:span><text:span text:style-name="T10">x-koordinatı alır ve -50’den büyük olup olmadığını kontrol eder.</text:span></text:p>
            <text:p text:style-name="P1"><text:span text:style-name="T11"/></text:p>
          </draw:text-box>
        </draw:frame>
        <draw:frame draw:style-name="gr26" draw:text-style-name="P18" draw:layer="layout" svg:width="8.816cm" svg:height="0.551cm" svg:x="2.023cm" svg:y="4.132cm">
          <draw:text-box>
            <text:p text:style-name="P1"><text:span text:style-name="T12">Kontrat ve İfadenin Amacı</text:span></text:p>
          </draw:text-box>
        </draw:frame>
        <draw:frame draw:style-name="gr27" draw:text-style-name="P19" draw:layer="layout" svg:width="6.111cm" svg:height="0.352cm" svg:x="1.875cm" svg:y="4.863cm">
          <draw:text-box>
            <text:p text:style-name="P1"><text:span text:style-name="T13">Her kontrat üç bölümden oluşmaktadır...</text:span></text:p>
          </draw:text-box>
        </draw:frame>
        <draw:frame draw:style-name="gr28" draw:text-style-name="P17" draw:layer="layout" svg:width="0.371cm" svg:height="0.45cm" svg:x="1.875cm" svg:y="5.479cm">
          <draw:text-box>
            <text:p text:style-name="P1"><text:span text:style-name="T14">;</text:span></text:p>
          </draw:text-box>
        </draw:frame>
        <draw:frame draw:style-name="gr29" draw:text-style-name="P17" draw:layer="layout" svg:width="0.371cm" svg:height="0.437cm" svg:x="5.742cm" svg:y="5.463cm">
          <draw:text-box>
            <text:p text:style-name="P1"><text:span text:style-name="T15">:</text:span></text:p>
          </draw:text-box>
        </draw:frame>
        <draw:frame draw:style-name="gr30" draw:text-style-name="P17" draw:layer="layout" svg:width="0.371cm" svg:height="0.488cm" svg:x="14.715cm" svg:y="5.551cm">
          <draw:text-box>
            <text:p text:style-name="P1"><text:span text:style-name="T16">®</text:span></text:p>
          </draw:text-box>
        </draw:frame>
        <draw:frame draw:style-name="gr28" draw:text-style-name="P17" draw:layer="layout" svg:width="0.371cm" svg:height="0.45cm" svg:x="1.875cm" svg:y="6.793cm">
          <draw:text-box>
            <text:p text:style-name="P1"><text:span text:style-name="T14">;</text:span></text:p>
          </draw:text-box>
        </draw:frame>
        <draw:frame draw:style-name="gr31" draw:text-style-name="P18" draw:layer="layout" svg:width="2.555cm" svg:height="0.551cm" svg:x="2.023cm" svg:y="8.247cm">
          <draw:text-box>
            <text:p text:style-name="P1"><text:span text:style-name="T12">Örnekler</text:span></text:p>
          </draw:text-box>
        </draw:frame>
        <draw:frame draw:style-name="gr32" draw:text-style-name="P19" draw:layer="layout" svg:width="12.385cm" svg:height="0.352cm" svg:x="1.875cm" svg:y="8.978cm">
          <draw:text-box>
            <text:p text:style-name="P1"><text:span text:style-name="T13">Bazı örnekler yazın, sonra neyin değiştiğini yuvarlak içine alın ve kısaca açıklayın.</text:span></text:p>
          </draw:text-box>
        </draw:frame>
        <draw:frame draw:style-name="gr33" draw:text-style-name="P17" draw:layer="layout" svg:width="2.021cm" svg:height="0.45cm" svg:x="1.875cm" svg:y="9.594cm">
          <draw:text-box>
            <text:p text:style-name="P1"><text:span text:style-name="T14">(örnek(</text:span></text:p>
          </draw:text-box>
        </draw:frame>
        <draw:frame draw:style-name="gr28" draw:text-style-name="P17" draw:layer="layout" svg:width="0.371cm" svg:height="0.45cm" svg:x="10.773cm" svg:y="9.594cm">
          <draw:text-box>
            <text:p text:style-name="P1"><text:span text:style-name="T14">)</text:span></text:p>
          </draw:text-box>
        </draw:frame>
        <draw:frame draw:style-name="gr33" draw:text-style-name="P17" draw:layer="layout" svg:width="2.021cm" svg:height="0.45cm" svg:x="1.875cm" svg:y="10.908cm">
          <draw:text-box>
            <text:p text:style-name="P1"><text:span text:style-name="T14">(örnek(</text:span></text:p>
          </draw:text-box>
        </draw:frame>
        <draw:frame draw:style-name="gr28" draw:text-style-name="P17" draw:layer="layout" svg:width="0.371cm" svg:height="0.45cm" svg:x="10.773cm" svg:y="10.908cm">
          <draw:text-box>
            <text:p text:style-name="P1"><text:span text:style-name="T14">)</text:span></text:p>
          </draw:text-box>
        </draw:frame>
        <draw:frame draw:style-name="gr34" draw:text-style-name="P18" draw:layer="layout" svg:width="2.622cm" svg:height="0.551cm" svg:x="2.023cm" svg:y="12.361cm">
          <draw:text-box>
            <text:p text:style-name="P1"><text:span text:style-name="T12">Tanım</text:span></text:p>
          </draw:text-box>
        </draw:frame>
        <draw:frame draw:style-name="gr35" draw:text-style-name="P19" draw:layer="layout" svg:width="10.48cm" svg:height="0.352cm" svg:x="1.875cm" svg:y="13.093cm">
          <draw:text-box>
            <text:p text:style-name="P1"><text:span text:style-name="T13">Bütün girdi değerlerine verilen değişken isimlerine göre tanımı yazın.</text:span></text:p>
          </draw:text-box>
        </draw:frame>
        <draw:frame draw:style-name="gr33" draw:text-style-name="P17" draw:layer="layout" svg:width="2.021cm" svg:height="0.45cm" svg:x="1.875cm" svg:y="13.709cm">
          <draw:text-box>
            <text:p text:style-name="P1"><text:span text:style-name="T14">(tanımla(</text:span></text:p>
          </draw:text-box>
        </draw:frame>
        <draw:frame draw:style-name="gr28" draw:text-style-name="P17" draw:layer="layout" svg:width="0.371cm" svg:height="0.45cm" svg:x="10.55cm" svg:y="13.709cm">
          <draw:text-box>
            <text:p text:style-name="P1"><text:span text:style-name="T14">)</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28" draw:text-style-name="P17" draw:layer="layout" svg:width="0.371cm" svg:height="0.45cm" svg:x="18.334cm" svg:y="15.023cm">
          <draw:text-box>
            <text:p text:style-name="P1"><text:span text:style-name="T14">)</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36" draw:text-style-name="P20" draw:layer="layout" svg:width="1.598cm" svg:height="0.255cm" svg:x="3.052cm" svg:y="6.221cm">
          <draw:text-box>
            <text:p text:style-name="P1"><text:span text:style-name="T17">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37" draw:text-style-name="P21" draw:layer="layout" svg:width="0.641cm" svg:height="0.255cm" svg:x="16.946cm" svg:y="6.221cm">
          <draw:text-box>
            <text:p text:style-name="P1"><text:span text:style-name="T17">hede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38" draw:text-style-name="P21" draw:layer="layout" svg:width="3.008cm" svg:height="0.255cm" svg:x="9.336cm" svg:y="7.535cm">
          <draw:text-box>
            <text:p text:style-name="P1"><text:span text:style-name="T17">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36" draw:text-style-name="P21" draw:layer="layout" svg:width="1.598cm" svg:height="0.255cm" svg:x="4.738cm" svg:y="10.336cm">
          <draw:text-box>
            <text:p text:style-name="P1"><text:span text:style-name="T17">fonksiyon ad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frame draw:style-name="gr39" draw:text-style-name="P21" draw:layer="layout" svg:width="0.849cm" svg:height="0.255cm" svg:x="8.58cm" svg:y="10.336cm">
          <draw:text-box>
            <text:p text:style-name="P1"><text:span text:style-name="T17">girdiler</text:span></text:p>
          </draw:text-box>
        </draw:frame>
        <draw:polygon draw:style-name="gr12" draw:text-style-name="P12" draw:layer="layout" svg:width="9.915cm" svg:height="0.025cm" svg:x="9.162cm" svg:y="10.195cm" svg:viewBox="0 0 9916 26" draw:points="0,0 9916,0 9916,26 0,26">
          <text:p/>
        </draw:polygon>
        <draw:frame draw:style-name="gr40" draw:text-style-name="P21" draw:layer="layout" svg:width="3.033cm" svg:height="0.255cm" svg:x="13.624cm" svg:y="10.336cm">
          <draw:text-box>
            <text:p text:style-name="P1"><text:span text:style-name="T17">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28" draw:text-style-name="P17" draw:layer="layout" svg:width="0.371cm" svg:height="0.45cm" svg:x="18.854cm" svg:y="9.594cm">
          <draw:text-box>
            <text:p text:style-name="P1"><text:span text:style-name="T14">)</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36" draw:text-style-name="P21" draw:layer="layout" svg:width="1.598cm" svg:height="0.255cm" svg:x="4.738cm" svg:y="11.649cm">
          <draw:text-box>
            <text:p text:style-name="P1"><text:span text:style-name="T17">fonksiyon ad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39" draw:text-style-name="P21" draw:layer="layout" svg:width="0.849cm" svg:height="0.255cm" svg:x="8.58cm" svg:y="11.649cm">
          <draw:text-box>
            <text:p text:style-name="P1"><text:span text:style-name="T17">girdiler</text:span></text:p>
          </draw:text-box>
        </draw:frame>
        <draw:polygon draw:style-name="gr12" draw:text-style-name="P12" draw:layer="layout" svg:width="9.915cm" svg:height="0.025cm" svg:x="9.162cm" svg:y="11.509cm" svg:viewBox="0 0 9916 26" draw:points="0,0 9916,0 9916,26 0,26">
          <text:p/>
        </draw:polygon>
        <draw:frame draw:style-name="gr40" draw:text-style-name="P21" draw:layer="layout" svg:width="3.033cm" svg:height="0.255cm" svg:x="13.624cm" svg:y="11.649cm">
          <draw:text-box>
            <text:p text:style-name="P1"><text:span text:style-name="T17">fonksiyonun ürettiği değer</text:span></text:p>
          </draw:text-box>
        </draw:frame>
        <draw:polygon draw:style-name="gr12" draw:text-style-name="P12" draw:layer="layout" svg:width="3.297cm" svg:height="0.025cm" svg:x="3.659cm" svg:y="14.31cm" svg:viewBox="0 0 3298 26" draw:points="0,0 3298,0 3298,26 0,26">
          <text:p/>
        </draw:polygon>
        <draw:frame draw:style-name="gr28" draw:text-style-name="P17" draw:layer="layout" svg:width="0.371cm" svg:height="0.45cm" svg:x="18.854cm" svg:y="10.908cm">
          <draw:text-box>
            <text:p text:style-name="P1"><text:span text:style-name="T14">)</text:span></text:p>
          </draw:text-box>
        </draw:frame>
        <draw:polygon draw:style-name="gr12" draw:text-style-name="P12" draw:layer="layout" svg:width="3.297cm" svg:height="0.025cm" svg:x="7.104cm" svg:y="14.31cm" svg:viewBox="0 0 3298 26" draw:points="0,0 3298,0 3298,26 0,26">
          <text:p/>
        </draw:polygon>
        <draw:frame draw:style-name="gr36" draw:text-style-name="P21" draw:layer="layout" svg:width="1.598cm" svg:height="0.255cm" svg:x="4.515cm" svg:y="14.451cm">
          <draw:text-box>
            <text:p text:style-name="P1"><text:span text:style-name="T17">fonksiyon adı</text:span></text:p>
          </draw:text-box>
        </draw:frame>
        <draw:polygon draw:style-name="gr12" draw:text-style-name="P12" draw:layer="layout" svg:width="14.526cm" svg:height="0.025cm" svg:x="3.659cm" svg:y="15.624cm" svg:viewBox="0 0 14527 26" draw:points="0,0 14527,0 14527,26 0,26">
          <text:p/>
        </draw:polygon>
        <draw:frame draw:style-name="gr41" draw:text-style-name="P21" draw:layer="layout" svg:width="1.276cm" svg:height="0.255cm" svg:x="8.27cm" svg:y="14.451cm">
          <draw:text-box>
            <text:p text:style-name="P1"><text:span text:style-name="T17">değişkenler</text:span></text:p>
          </draw:text-box>
        </draw:frame>
        <draw:frame draw:style-name="gr42" draw:text-style-name="P21" draw:layer="layout" svg:width="4.832cm" svg:height="0.255cm" svg:x="8.58cm" svg:y="15.764cm">
          <draw:text-box>
            <text:p text:style-name="P1"><text:span text:style-name="T17">fonksiyonun değişkenler ile yaptığı</text:span></text:p>
          </draw:text-box>
        </draw:frame>
        <draw:frame draw:style-name="gr11" draw:text-style-name="P11" draw:layer="layout" svg:width="0.451cm" svg:height="0.412cm" svg:x="10.619cm" svg:y="26.446cm">
          <draw:text-box>
            <text:p text:style-name="P1"><text:span text:style-name="T4">20</text:span></text:p>
          </draw:text-box>
        </draw:frame>
        <draw:frame draw:style-name="gr43" draw:text-style-name="P21" draw:layer="layout" svg:width="0.828cm" svg:height="0.255cm" svg:x="9.782cm" svg:y="6.221cm">
          <draw:text-box>
            <text:p text:style-name="P1"><text:span text:style-name="T17">kaynak</text:span></text:p>
          </draw:text-box>
        </draw:frame>
      </draw:page>
      <draw:page draw:name="page4"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3" draw:text-style-name="P15" draw:layer="layout" svg:width="17.847cm" svg:height="0.892cm" svg:x="1.874cm" svg:y="3.949cm" svg:viewBox="0 0 17848 893" draw:points="0,0 17848,0 17848,893 0,893">
          <text:p/>
        </draw:polygon>
        <draw:polygon draw:style-name="gr23" draw:text-style-name="P15" draw:layer="layout" svg:width="17.847cm" svg:height="0.893cm" svg:x="1.874cm" svg:y="8.063cm" svg:viewBox="0 0 17848 894" draw:points="0,0 17848,0 17848,894 0,894">
          <text:p/>
        </draw:polygon>
        <draw:polygon draw:style-name="gr23" draw:text-style-name="P15" draw:layer="layout" svg:width="17.847cm" svg:height="0.893cm" svg:x="1.874cm" svg:y="12.178cm" svg:viewBox="0 0 17848 894" draw:points="0,0 17848,0 17848,894 0,894">
          <text:p/>
        </draw:polygon>
        <draw:frame draw:style-name="gr44" draw:text-style-name="P16" draw:layer="layout" svg:width="7.393cm" svg:height="0.581cm" svg:x="7.687cm" svg:y="1.68cm">
          <draw:text-box>
            <text:p text:style-name="P1"><text:span text:style-name="T8">Problem: “güvenli-sağ?”</text:span></text:p>
          </draw:text-box>
        </draw:frame>
        <draw:frame draw:style-name="gr45" draw:text-style-name="P17" draw:layer="layout" svg:width="18.383cm" svg:height="0.873cm" svg:x="2.122cm" svg:y="2.786cm">
          <draw:text-box>
            <text:p text:style-name="P1"><text:span text:style-name="T9">Talimatlar: </text:span><text:span text:style-name="T10">“güvenli-sağ?” fonksiyonunu yazmak için tasarım reçetesini kullanın. Bu fonksiyon bir</text:span></text:p>
            <text:p text:style-name="P1"><text:span text:style-name="T10"><text:s/></text:span><text:span text:style-name="T10">x-koordinatı alır ve 690’dan küçük olup olmadığını kontrol eder.</text:span><text:span text:style-name="T9"> </text:span></text:p>
          </draw:text-box>
        </draw:frame>
        <draw:frame draw:style-name="gr26" draw:text-style-name="P18" draw:layer="layout" svg:width="8.816cm" svg:height="0.551cm" svg:x="2.023cm" svg:y="4.132cm">
          <draw:text-box>
            <text:p text:style-name="P1"><text:span text:style-name="T12">Kontrat ve İfadenin Amacı</text:span></text:p>
          </draw:text-box>
        </draw:frame>
        <draw:frame draw:style-name="gr27" draw:text-style-name="P19" draw:layer="layout" svg:width="6.111cm" svg:height="0.352cm" svg:x="1.875cm" svg:y="4.863cm">
          <draw:text-box>
            <text:p text:style-name="P1"><text:span text:style-name="T13">Her kontrat üç bölümden oluşmaktadır...</text:span></text:p>
          </draw:text-box>
        </draw:frame>
        <draw:frame draw:style-name="gr28" draw:text-style-name="P17" draw:layer="layout" svg:width="0.371cm" svg:height="0.45cm" svg:x="1.875cm" svg:y="5.479cm">
          <draw:text-box>
            <text:p text:style-name="P1"><text:span text:style-name="T14">;</text:span></text:p>
          </draw:text-box>
        </draw:frame>
        <draw:frame draw:style-name="gr29" draw:text-style-name="P17" draw:layer="layout" svg:width="0.371cm" svg:height="0.437cm" svg:x="5.742cm" svg:y="5.463cm">
          <draw:text-box>
            <text:p text:style-name="P1"><text:span text:style-name="T15">:</text:span></text:p>
          </draw:text-box>
        </draw:frame>
        <draw:frame draw:style-name="gr30" draw:text-style-name="P17" draw:layer="layout" svg:width="0.371cm" svg:height="0.488cm" svg:x="14.715cm" svg:y="5.551cm">
          <draw:text-box>
            <text:p text:style-name="P1"><text:span text:style-name="T16">®</text:span></text:p>
          </draw:text-box>
        </draw:frame>
        <draw:frame draw:style-name="gr28" draw:text-style-name="P17" draw:layer="layout" svg:width="0.371cm" svg:height="0.45cm" svg:x="1.875cm" svg:y="6.793cm">
          <draw:text-box>
            <text:p text:style-name="P1"><text:span text:style-name="T14">;</text:span></text:p>
          </draw:text-box>
        </draw:frame>
        <draw:frame draw:style-name="gr31" draw:text-style-name="P18" draw:layer="layout" svg:width="2.555cm" svg:height="0.551cm" svg:x="2.023cm" svg:y="8.247cm">
          <draw:text-box>
            <text:p text:style-name="P1"><text:span text:style-name="T12">Örnekler</text:span></text:p>
          </draw:text-box>
        </draw:frame>
        <draw:frame draw:style-name="gr32" draw:text-style-name="P19" draw:layer="layout" svg:width="12.385cm" svg:height="0.352cm" svg:x="1.875cm" svg:y="8.978cm">
          <draw:text-box>
            <text:p text:style-name="P1"><text:span text:style-name="T13">Bazı örnekler yazın, sonra neyin değiştiğini yuvarlak içine alın ve kısaca açıklayın.</text:span></text:p>
          </draw:text-box>
        </draw:frame>
        <draw:frame draw:style-name="gr33" draw:text-style-name="P17" draw:layer="layout" svg:width="2.021cm" svg:height="0.45cm" svg:x="1.875cm" svg:y="9.594cm">
          <draw:text-box>
            <text:p text:style-name="P1"><text:span text:style-name="T14">(örnek(</text:span></text:p>
          </draw:text-box>
        </draw:frame>
        <draw:frame draw:style-name="gr28" draw:text-style-name="P17" draw:layer="layout" svg:width="0.371cm" svg:height="0.45cm" svg:x="10.773cm" svg:y="9.594cm">
          <draw:text-box>
            <text:p text:style-name="P1"><text:span text:style-name="T14">)</text:span></text:p>
          </draw:text-box>
        </draw:frame>
        <draw:frame draw:style-name="gr33" draw:text-style-name="P17" draw:layer="layout" svg:width="2.021cm" svg:height="0.45cm" svg:x="1.875cm" svg:y="10.908cm">
          <draw:text-box>
            <text:p text:style-name="P1"><text:span text:style-name="T14">(örnek(</text:span></text:p>
          </draw:text-box>
        </draw:frame>
        <draw:frame draw:style-name="gr28" draw:text-style-name="P17" draw:layer="layout" svg:width="0.371cm" svg:height="0.45cm" svg:x="10.773cm" svg:y="10.908cm">
          <draw:text-box>
            <text:p text:style-name="P1"><text:span text:style-name="T14">)</text:span></text:p>
          </draw:text-box>
        </draw:frame>
        <draw:frame draw:style-name="gr34" draw:text-style-name="P18" draw:layer="layout" svg:width="2.622cm" svg:height="0.551cm" svg:x="2.023cm" svg:y="12.361cm">
          <draw:text-box>
            <text:p text:style-name="P1"><text:span text:style-name="T12">Tanım</text:span></text:p>
          </draw:text-box>
        </draw:frame>
        <draw:frame draw:style-name="gr35" draw:text-style-name="P19" draw:layer="layout" svg:width="10.48cm" svg:height="0.352cm" svg:x="1.875cm" svg:y="13.093cm">
          <draw:text-box>
            <text:p text:style-name="P1"><text:span text:style-name="T13">Bütün girdi değerlerine verilen değişken isimlerine göre tanımı yazın.</text:span></text:p>
          </draw:text-box>
        </draw:frame>
        <draw:frame draw:style-name="gr33" draw:text-style-name="P17" draw:layer="layout" svg:width="2.021cm" svg:height="0.45cm" svg:x="1.875cm" svg:y="13.709cm">
          <draw:text-box>
            <text:p text:style-name="P1"><text:span text:style-name="T14">(tanımla(</text:span></text:p>
          </draw:text-box>
        </draw:frame>
        <draw:frame draw:style-name="gr28" draw:text-style-name="P17" draw:layer="layout" svg:width="0.371cm" svg:height="0.45cm" svg:x="10.55cm" svg:y="13.709cm">
          <draw:text-box>
            <text:p text:style-name="P1"><text:span text:style-name="T14">)</text:span></text:p>
          </draw:text-box>
        </draw:frame>
        <draw:polygon draw:style-name="gr12" draw:text-style-name="P12" draw:layer="layout" svg:width="3.495cm" svg:height="0.025cm" svg:x="2.097cm" svg:y="6.08cm" svg:viewBox="0 0 3496 26" draw:points="0,0 3496,0 3496,26 0,26">
          <text:p/>
        </draw:polygon>
        <draw:frame draw:style-name="gr28" draw:text-style-name="P17" draw:layer="layout" svg:width="0.371cm" svg:height="0.45cm" svg:x="18.334cm" svg:y="15.023cm">
          <draw:text-box>
            <text:p text:style-name="P1"><text:span text:style-name="T14">)</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36" draw:text-style-name="P21" draw:layer="layout" svg:width="1.598cm" svg:height="0.255cm" svg:x="3.052cm" svg:y="6.221cm">
          <draw:text-box>
            <text:p text:style-name="P1"><text:span text:style-name="T17">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43" draw:text-style-name="P21" draw:layer="layout" svg:width="0.828cm" svg:height="0.255cm" svg:x="9.782cm" svg:y="6.221cm">
          <draw:text-box>
            <text:p text:style-name="P1"><text:span text:style-name="T17">kaynak</text:span></text:p>
          </draw:text-box>
        </draw:frame>
        <draw:polygon draw:style-name="gr12" draw:text-style-name="P12" draw:layer="layout" svg:width="17.476cm" svg:height="0.025cm" svg:x="2.097cm" svg:y="7.394cm" svg:viewBox="0 0 17477 26" draw:points="0,0 17477,0 17477,26 0,26">
          <text:p/>
        </draw:polygon>
        <draw:frame draw:style-name="gr37" draw:text-style-name="P21" draw:layer="layout" svg:width="0.641cm" svg:height="0.255cm" svg:x="16.946cm" svg:y="6.221cm">
          <draw:text-box>
            <text:p text:style-name="P1"><text:span text:style-name="T17">hedef</text:span></text:p>
          </draw:text-box>
        </draw:frame>
        <draw:polygon draw:style-name="gr12" draw:text-style-name="P12" draw:layer="layout" svg:width="3.297cm" svg:height="0.025cm" svg:x="3.882cm" svg:y="10.195cm" svg:viewBox="0 0 3298 26" draw:points="0,0 3298,0 3298,26 0,26">
          <text:p/>
        </draw:polygon>
        <draw:frame draw:style-name="gr38" draw:text-style-name="P21" draw:layer="layout" svg:width="3.008cm" svg:height="0.255cm" svg:x="9.336cm" svg:y="7.535cm">
          <draw:text-box>
            <text:p text:style-name="P1"><text:span text:style-name="T17">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36" draw:text-style-name="P21" draw:layer="layout" svg:width="1.598cm" svg:height="0.255cm" svg:x="4.738cm" svg:y="10.336cm">
          <draw:text-box>
            <text:p text:style-name="P1"><text:span text:style-name="T17">fonksiyon ad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frame draw:style-name="gr39" draw:text-style-name="P21" draw:layer="layout" svg:width="0.849cm" svg:height="0.255cm" svg:x="8.58cm" svg:y="10.336cm">
          <draw:text-box>
            <text:p text:style-name="P1"><text:span text:style-name="T17">girdiler</text:span></text:p>
          </draw:text-box>
        </draw:frame>
        <draw:polygon draw:style-name="gr12" draw:text-style-name="P12" draw:layer="layout" svg:width="9.915cm" svg:height="0.025cm" svg:x="9.162cm" svg:y="10.195cm" svg:viewBox="0 0 9916 26" draw:points="0,0 9916,0 9916,26 0,26">
          <text:p/>
        </draw:polygon>
        <draw:frame draw:style-name="gr40" draw:text-style-name="P21" draw:layer="layout" svg:width="3.033cm" svg:height="0.255cm" svg:x="13.624cm" svg:y="10.336cm">
          <draw:text-box>
            <text:p text:style-name="P1"><text:span text:style-name="T17">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28" draw:text-style-name="P17" draw:layer="layout" svg:width="0.371cm" svg:height="0.45cm" svg:x="18.854cm" svg:y="9.594cm">
          <draw:text-box>
            <text:p text:style-name="P1"><text:span text:style-name="T14">)</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36" draw:text-style-name="P21" draw:layer="layout" svg:width="1.598cm" svg:height="0.255cm" svg:x="4.738cm" svg:y="11.649cm">
          <draw:text-box>
            <text:p text:style-name="P1"><text:span text:style-name="T17">fonksiyon ad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39" draw:text-style-name="P21" draw:layer="layout" svg:width="0.849cm" svg:height="0.255cm" svg:x="8.58cm" svg:y="11.649cm">
          <draw:text-box>
            <text:p text:style-name="P1"><text:span text:style-name="T17">girdiler</text:span></text:p>
          </draw:text-box>
        </draw:frame>
        <draw:polygon draw:style-name="gr12" draw:text-style-name="P12" draw:layer="layout" svg:width="9.915cm" svg:height="0.025cm" svg:x="9.162cm" svg:y="11.509cm" svg:viewBox="0 0 9916 26" draw:points="0,0 9916,0 9916,26 0,26">
          <text:p/>
        </draw:polygon>
        <draw:frame draw:style-name="gr40" draw:text-style-name="P21" draw:layer="layout" svg:width="3.033cm" svg:height="0.255cm" svg:x="13.624cm" svg:y="11.649cm">
          <draw:text-box>
            <text:p text:style-name="P1"><text:span text:style-name="T17">fonksiyonun ürettiği değer</text:span></text:p>
          </draw:text-box>
        </draw:frame>
        <draw:polygon draw:style-name="gr12" draw:text-style-name="P12" draw:layer="layout" svg:width="3.297cm" svg:height="0.025cm" svg:x="3.659cm" svg:y="14.31cm" svg:viewBox="0 0 3298 26" draw:points="0,0 3298,0 3298,26 0,26">
          <text:p/>
        </draw:polygon>
        <draw:frame draw:style-name="gr28" draw:text-style-name="P17" draw:layer="layout" svg:width="0.371cm" svg:height="0.45cm" svg:x="18.854cm" svg:y="10.908cm">
          <draw:text-box>
            <text:p text:style-name="P1"><text:span text:style-name="T14">)</text:span></text:p>
          </draw:text-box>
        </draw:frame>
        <draw:polygon draw:style-name="gr6" draw:text-style-name="P6" draw:layer="layout" svg:width="3.297cm" svg:height="0.669cm" svg:x="7.104cm" svg:y="13.666cm" svg:viewBox="0 0 3298 670" draw:points="0,0 3298,0 3298,670 0,670">
          <text:p/>
        </draw:polygon>
        <draw:polygon draw:style-name="gr12" draw:text-style-name="P12" draw:layer="layout" svg:width="3.297cm" svg:height="0.025cm" svg:x="7.104cm" svg:y="14.31cm" svg:viewBox="0 0 3298 26" draw:points="0,0 3298,0 3298,26 0,26">
          <text:p/>
        </draw:polygon>
        <draw:frame draw:style-name="gr36" draw:text-style-name="P21" draw:layer="layout" svg:width="1.598cm" svg:height="0.255cm" svg:x="4.515cm" svg:y="14.451cm">
          <draw:text-box>
            <text:p text:style-name="P1"><text:span text:style-name="T17">fonksiyon adı</text:span></text:p>
          </draw:text-box>
        </draw:frame>
        <draw:polygon draw:style-name="gr6" draw:text-style-name="P6" draw:layer="layout" svg:width="14.526cm" svg:height="0.67cm" svg:x="3.659cm" svg:y="14.979cm" svg:viewBox="0 0 14527 671" draw:points="0,0 14527,0 14527,671 0,671">
          <text:p/>
        </draw:polygon>
        <draw:polygon draw:style-name="gr12" draw:text-style-name="P12" draw:layer="layout" svg:width="14.526cm" svg:height="0.025cm" svg:x="3.659cm" svg:y="15.624cm" svg:viewBox="0 0 14527 26" draw:points="0,0 14527,0 14527,26 0,26">
          <text:p/>
        </draw:polygon>
        <draw:frame draw:style-name="gr41" draw:text-style-name="P21" draw:layer="layout" svg:width="1.276cm" svg:height="0.255cm" svg:x="8.27cm" svg:y="14.451cm">
          <draw:text-box>
            <text:p text:style-name="P1"><text:span text:style-name="T17">değişkenler</text:span></text:p>
          </draw:text-box>
        </draw:frame>
        <draw:frame draw:style-name="gr42" draw:text-style-name="P21" draw:layer="layout" svg:width="4.832cm" svg:height="0.255cm" svg:x="8.58cm" svg:y="15.764cm">
          <draw:text-box>
            <text:p text:style-name="P1"><text:span text:style-name="T17">fonksiyonun değişkenler ile yaptığı</text:span></text:p>
          </draw:text-box>
        </draw:frame>
        <draw:frame draw:style-name="gr11" draw:text-style-name="P11" draw:layer="layout" svg:width="0.451cm" svg:height="0.412cm" svg:x="10.619cm" svg:y="26.446cm">
          <draw:text-box>
            <text:p text:style-name="P1"><text:span text:style-name="T4">21</text:span></text:p>
          </draw:text-box>
        </draw:frame>
      </draw:page>
      <draw:page draw:name="page5" draw:style-name="dp1" draw:master-page-name="master-page105">
        <draw:polygon draw:style-name="gr12" draw:text-style-name="P12" draw:layer="layout" svg:width="17.788cm" svg:height="0.78cm" svg:x="1.902cm" svg:y="2.534cm" svg:viewBox="0 0 17789 781" draw:points="0,0 17789,0 17789,781 0,781">
          <text:p/>
        </draw:polygon>
        <draw:frame draw:style-name="gr46" draw:text-style-name="P13" draw:layer="layout" svg:width="2.94cm" svg:height="0.738cm" svg:x="1.906cm" svg:y="2.584cm">
          <draw:text-box>
            <text:p text:style-name="P1"><text:span text:style-name="T5">Ve / Veya</text:span></text:p>
          </draw:text-box>
        </draw:frame>
        <draw:frame draw:style-name="gr15" draw:text-style-name="P14" draw:layer="layout" svg:width="0.387cm" svg:height="0.454cm" svg:x="3.176cm" svg:y="4.341cm">
          <draw:text-box>
            <text:p text:style-name="P1"><text:span text:style-name="T6">1.</text:span></text:p>
          </draw:text-box>
        </draw:frame>
        <draw:frame draw:style-name="gr47" draw:text-style-name="P14" draw:layer="layout" svg:width="8.828cm" svg:height="0.454cm" svg:x="3.767cm" svg:y="4.329cm">
          <draw:text-box>
            <text:p text:style-name="P1"><text:span text:style-name="T6">İki beşten küçüktür, ve sıfır altıya eşittir. </text:span></text:p>
          </draw:text-box>
        </draw:frame>
        <draw:frame draw:style-name="gr15" draw:text-style-name="P14" draw:layer="layout" svg:width="0.387cm" svg:height="0.454cm" svg:x="3.176cm" svg:y="15.3cm">
          <draw:text-box>
            <text:p text:style-name="P1"><text:span text:style-name="T6">2.</text:span></text:p>
          </draw:text-box>
        </draw:frame>
        <draw:polygon draw:style-name="gr48" draw:text-style-name="P8" draw:layer="layout" svg:width="7.165cm" svg:height="7.211cm" svg:x="4.007cm" svg:y="5.40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frame draw:style-name="gr49" draw:text-style-name="P14" draw:layer="layout" svg:width="8.443cm" svg:height="0.454cm" svg:x="3.711cm" svg:y="15.305cm">
          <draw:text-box>
            <text:p text:style-name="P1"><text:span text:style-name="T18">İki dörtten küçüktür, veya</text:span><text:span text:style-name="T6"> dört altıya eşittir.</text:span></text:p>
          </draw:text-box>
        </draw:frame>
        <draw:frame draw:style-name="gr11" draw:text-style-name="P11" draw:layer="layout" svg:width="0.451cm" svg:height="0.412cm" svg:x="10.619cm" svg:y="26.446cm">
          <draw:text-box>
            <text:p text:style-name="P1"><text:span text:style-name="T4">22</text:span></text:p>
          </draw:text-box>
        </draw:frame>
        <draw:frame draw:style-name="gr50" draw:text-style-name="P22" draw:layer="layout" svg:width="18.184cm" svg:height="0.455cm" svg:x="1.904cm" svg:y="3.547cm">
          <draw:text-box>
            <text:p text:style-name="P1"><text:span text:style-name="T19">Aşağıdaki ifadeler için değerlendirme çemberlerini çizin ve onları Racket</text:span><text:span text:style-name="T20">’e çevirin.</text:span></text:p>
          </draw:text-box>
        </draw:frame>
        <draw:polygon draw:style-name="gr48" draw:text-style-name="P8" draw:layer="layout" svg:width="7.165cm" svg:height="7.211cm" svg:x="4.059cm" svg:y="16.67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page>
      <draw:page draw:name="page6"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3" draw:text-style-name="P15" draw:layer="layout" svg:width="17.847cm" svg:height="0.892cm" svg:x="1.874cm" svg:y="3.949cm" svg:viewBox="0 0 17848 893" draw:points="0,0 17848,0 17848,893 0,893">
          <text:p/>
        </draw:polygon>
        <draw:polygon draw:style-name="gr23" draw:text-style-name="P15" draw:layer="layout" svg:width="17.847cm" svg:height="0.893cm" svg:x="1.874cm" svg:y="8.063cm" svg:viewBox="0 0 17848 894" draw:points="0,0 17848,0 17848,894 0,894">
          <text:p/>
        </draw:polygon>
        <draw:polygon draw:style-name="gr23" draw:text-style-name="P15" draw:layer="layout" svg:width="17.847cm" svg:height="0.892cm" svg:x="1.874cm" svg:y="14.806cm" svg:viewBox="0 0 17848 893" draw:points="0,0 17848,0 17848,893 0,893">
          <text:p/>
        </draw:polygon>
        <draw:frame draw:style-name="gr51" draw:text-style-name="P16" draw:layer="layout" svg:width="7.19cm" svg:height="0.581cm" svg:x="7.7cm" svg:y="1.68cm">
          <draw:text-box>
            <text:p text:style-name="P1"><text:span text:style-name="T8">Problem: “ekranda mı?”</text:span></text:p>
          </draw:text-box>
        </draw:frame>
        <draw:frame draw:style-name="gr52" draw:text-style-name="P17" draw:layer="layout" svg:width="18.497cm" svg:height="1.309cm" svg:x="2.023cm" svg:y="2.589cm">
          <draw:text-box>
            <text:p text:style-name="P1"><text:span text:style-name="T9">Talimatlar: </text:span><text:span text:style-name="T10">“ekranda mı?” fonksiyonunu yazmak için tasarım reçetesi kullanın.</text:span><text:span text:style-name="T11"> Bu fonksiyon </text:span></text:p>
            <text:p text:style-name="P1"><text:span text:style-name="T11">bir x-koordinatı alır, Deniz’in solda VE sağda güvende olup olmadığın söyler. Deniz ekranda olduğu </text:span></text:p>
            <text:p text:style-name="P1"><text:span text:style-name="T11">sürece güvendedir.</text:span></text:p>
          </draw:text-box>
        </draw:frame>
        <draw:frame draw:style-name="gr26" draw:text-style-name="P18" draw:layer="layout" svg:width="8.816cm" svg:height="0.551cm" svg:x="2.023cm" svg:y="4.132cm">
          <draw:text-box>
            <text:p text:style-name="P1"><text:span text:style-name="T12">Kontrat ve İfadenin Amacı</text:span></text:p>
          </draw:text-box>
        </draw:frame>
        <draw:frame draw:style-name="gr27" draw:text-style-name="P19" draw:layer="layout" svg:width="6.111cm" svg:height="0.352cm" svg:x="1.875cm" svg:y="4.863cm">
          <draw:text-box>
            <text:p text:style-name="P1"><text:span text:style-name="T13">Her kontrat üç bölümden oluşmaktadır...</text:span></text:p>
          </draw:text-box>
        </draw:frame>
        <draw:frame draw:style-name="gr28" draw:text-style-name="P17" draw:layer="layout" svg:width="0.371cm" svg:height="0.45cm" svg:x="1.875cm" svg:y="5.479cm">
          <draw:text-box>
            <text:p text:style-name="P1"><text:span text:style-name="T14">;</text:span></text:p>
          </draw:text-box>
        </draw:frame>
        <draw:frame draw:style-name="gr29" draw:text-style-name="P17" draw:layer="layout" svg:width="0.371cm" svg:height="0.437cm" svg:x="5.742cm" svg:y="5.463cm">
          <draw:text-box>
            <text:p text:style-name="P1"><text:span text:style-name="T15">:</text:span></text:p>
          </draw:text-box>
        </draw:frame>
        <draw:frame draw:style-name="gr30" draw:text-style-name="P17" draw:layer="layout" svg:width="0.371cm" svg:height="0.488cm" svg:x="14.715cm" svg:y="5.551cm">
          <draw:text-box>
            <text:p text:style-name="P1"><text:span text:style-name="T16">®</text:span></text:p>
          </draw:text-box>
        </draw:frame>
        <draw:frame draw:style-name="gr28" draw:text-style-name="P17" draw:layer="layout" svg:width="0.371cm" svg:height="0.45cm" svg:x="1.875cm" svg:y="6.793cm">
          <draw:text-box>
            <text:p text:style-name="P1"><text:span text:style-name="T14">;</text:span></text:p>
          </draw:text-box>
        </draw:frame>
        <draw:frame draw:style-name="gr31" draw:text-style-name="P18" draw:layer="layout" svg:width="2.555cm" svg:height="0.551cm" svg:x="2.023cm" svg:y="8.247cm">
          <draw:text-box>
            <text:p text:style-name="P1"><text:span text:style-name="T12">Örnekler</text:span></text:p>
          </draw:text-box>
        </draw:frame>
        <draw:frame draw:style-name="gr32" draw:text-style-name="P19" draw:layer="layout" svg:width="12.385cm" svg:height="0.352cm" svg:x="1.875cm" svg:y="8.978cm">
          <draw:text-box>
            <text:p text:style-name="P1"><text:span text:style-name="T13">Bazı örnekler yazın, sonra neyin değiştiğini yuvarlak içine alın ve kısaca açıklayın.</text:span></text:p>
          </draw:text-box>
        </draw:frame>
        <draw:frame draw:style-name="gr33" draw:text-style-name="P17" draw:layer="layout" svg:width="2.021cm" svg:height="0.45cm" svg:x="1.875cm" svg:y="9.594cm">
          <draw:text-box>
            <text:p text:style-name="P1"><text:span text:style-name="T14">(örnek(</text:span></text:p>
          </draw:text-box>
        </draw:frame>
        <draw:frame draw:style-name="gr28" draw:text-style-name="P17" draw:layer="layout" svg:width="0.371cm" svg:height="0.45cm" svg:x="10.773cm" svg:y="9.594cm">
          <draw:text-box>
            <text:p text:style-name="P1"><text:span text:style-name="T14">)</text:span></text:p>
          </draw:text-box>
        </draw:frame>
        <draw:frame draw:style-name="gr33" draw:text-style-name="P17" draw:layer="layout" svg:width="2.021cm" svg:height="0.45cm" svg:x="1.875cm" svg:y="12.222cm">
          <draw:text-box>
            <text:p text:style-name="P1"><text:span text:style-name="T14">(örnek(</text:span></text:p>
          </draw:text-box>
        </draw:frame>
        <draw:frame draw:style-name="gr28" draw:text-style-name="P17" draw:layer="layout" svg:width="0.371cm" svg:height="0.45cm" svg:x="10.773cm" svg:y="12.222cm">
          <draw:text-box>
            <text:p text:style-name="P1"><text:span text:style-name="T14">)</text:span></text:p>
          </draw:text-box>
        </draw:frame>
        <draw:frame draw:style-name="gr34" draw:text-style-name="P18" draw:layer="layout" svg:width="2.622cm" svg:height="0.551cm" svg:x="2.023cm" svg:y="14.989cm">
          <draw:text-box>
            <text:p text:style-name="P1"><text:span text:style-name="T12">Tanım</text:span></text:p>
          </draw:text-box>
        </draw:frame>
        <draw:frame draw:style-name="gr35" draw:text-style-name="P19" draw:layer="layout" svg:width="10.48cm" svg:height="0.352cm" svg:x="1.875cm" svg:y="15.72cm">
          <draw:text-box>
            <text:p text:style-name="P1"><text:span text:style-name="T13">Bütün girdi değerlerine verilen değişken isimlerine göre tanımı yazın.</text:span></text:p>
          </draw:text-box>
        </draw:frame>
        <draw:frame draw:style-name="gr33" draw:text-style-name="P17" draw:layer="layout" svg:width="2.021cm" svg:height="0.45cm" svg:x="1.875cm" svg:y="16.337cm">
          <draw:text-box>
            <text:p text:style-name="P1"><text:span text:style-name="T14">(tanımla(</text:span></text:p>
          </draw:text-box>
        </draw:frame>
        <draw:frame draw:style-name="gr28" draw:text-style-name="P17" draw:layer="layout" svg:width="0.371cm" svg:height="0.45cm" svg:x="10.55cm" svg:y="16.337cm">
          <draw:text-box>
            <text:p text:style-name="P1"><text:span text:style-name="T14">)</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28" draw:text-style-name="P17" draw:layer="layout" svg:width="0.371cm" svg:height="0.45cm" svg:x="18.334cm" svg:y="17.65cm">
          <draw:text-box>
            <text:p text:style-name="P1"><text:span text:style-name="T14">)</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36" draw:text-style-name="P21" draw:layer="layout" svg:width="1.598cm" svg:height="0.255cm" svg:x="3.052cm" svg:y="6.221cm">
          <draw:text-box>
            <text:p text:style-name="P1"><text:span text:style-name="T17">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43" draw:text-style-name="P21" draw:layer="layout" svg:width="0.828cm" svg:height="0.255cm" svg:x="9.782cm" svg:y="6.221cm">
          <draw:text-box>
            <text:p text:style-name="P1"><text:span text:style-name="T17">kaynak</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37" draw:text-style-name="P21" draw:layer="layout" svg:width="0.641cm" svg:height="0.255cm" svg:x="16.946cm" svg:y="6.221cm">
          <draw:text-box>
            <text:p text:style-name="P1"><text:span text:style-name="T17">hede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38" draw:text-style-name="P21" draw:layer="layout" svg:width="3.008cm" svg:height="0.255cm" svg:x="9.336cm" svg:y="7.535cm">
          <draw:text-box>
            <text:p text:style-name="P1"><text:span text:style-name="T17">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36" draw:text-style-name="P21" draw:layer="layout" svg:width="1.598cm" svg:height="0.255cm" svg:x="4.738cm" svg:y="10.336cm">
          <draw:text-box>
            <text:p text:style-name="P1"><text:span text:style-name="T17">fonksiyon ad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39" draw:text-style-name="P21" draw:layer="layout" svg:width="0.849cm" svg:height="0.255cm" svg:x="8.58cm" svg:y="10.336cm">
          <draw:text-box>
            <text:p text:style-name="P1"><text:span text:style-name="T17">girdiler</text:span></text:p>
          </draw:text-box>
        </draw:frame>
        <draw:polygon draw:style-name="gr12" draw:text-style-name="P12" draw:layer="layout" svg:width="9.915cm" svg:height="0.025cm" svg:x="9.162cm" svg:y="11.509cm" svg:viewBox="0 0 9916 26" draw:points="0,0 9916,0 9916,26 0,26">
          <text:p/>
        </draw:polygon>
        <draw:frame draw:style-name="gr40" draw:text-style-name="P21" draw:layer="layout" svg:width="3.033cm" svg:height="0.255cm" svg:x="7.117cm" svg:y="11.649cm">
          <draw:text-box>
            <text:p text:style-name="P1"><text:span text:style-name="T17">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28" draw:text-style-name="P17" draw:layer="layout" svg:width="0.371cm" svg:height="0.45cm" svg:x="18.854cm" svg:y="10.908cm">
          <draw:text-box>
            <text:p text:style-name="P1"><text:span text:style-name="T14">)</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36" draw:text-style-name="P21" draw:layer="layout" svg:width="1.598cm" svg:height="0.255cm" svg:x="4.738cm" svg:y="12.963cm">
          <draw:text-box>
            <text:p text:style-name="P1"><text:span text:style-name="T17">fonksiyon ad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39" draw:text-style-name="P21" draw:layer="layout" svg:width="0.849cm" svg:height="0.255cm" svg:x="8.58cm" svg:y="12.963cm">
          <draw:text-box>
            <text:p text:style-name="P1"><text:span text:style-name="T17">girdiler</text:span></text:p>
          </draw:text-box>
        </draw:frame>
        <draw:polygon draw:style-name="gr12" draw:text-style-name="P12" draw:layer="layout" svg:width="9.915cm" svg:height="0.025cm" svg:x="9.162cm" svg:y="14.136cm" svg:viewBox="0 0 9916 26" draw:points="0,0 9916,0 9916,26 0,26">
          <text:p/>
        </draw:polygon>
        <draw:frame draw:style-name="gr40" draw:text-style-name="P21" draw:layer="layout" svg:width="3.033cm" svg:height="0.255cm" svg:x="7.34cm" svg:y="14.277cm">
          <draw:text-box>
            <text:p text:style-name="P1"><text:span text:style-name="T17">fonksiyonun ürettiği değer</text:span></text:p>
          </draw:text-box>
        </draw:frame>
        <draw:polygon draw:style-name="gr12" draw:text-style-name="P12" draw:layer="layout" svg:width="3.297cm" svg:height="0.024cm" svg:x="3.659cm" svg:y="16.938cm" svg:viewBox="0 0 3298 25" draw:points="0,0 3298,0 3298,25 0,25">
          <text:p/>
        </draw:polygon>
        <draw:frame draw:style-name="gr28" draw:text-style-name="P17" draw:layer="layout" svg:width="0.371cm" svg:height="0.45cm" svg:x="18.854cm" svg:y="13.536cm">
          <draw:text-box>
            <text:p text:style-name="P1"><text:span text:style-name="T14">)</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36" draw:text-style-name="P21" draw:layer="layout" svg:width="1.598cm" svg:height="0.255cm" svg:x="4.515cm" svg:y="17.078cm">
          <draw:text-box>
            <text:p text:style-name="P1"><text:span text:style-name="T17">fonksiyon ad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41" draw:text-style-name="P21" draw:layer="layout" svg:width="1.276cm" svg:height="0.255cm" svg:x="8.27cm" svg:y="17.078cm">
          <draw:text-box>
            <text:p text:style-name="P1"><text:span text:style-name="T17">değişkenler</text:span></text:p>
          </draw:text-box>
        </draw:frame>
        <draw:frame draw:style-name="gr42" draw:text-style-name="P21" draw:layer="layout" svg:width="4.832cm" svg:height="0.255cm" svg:x="8.58cm" svg:y="18.392cm">
          <draw:text-box>
            <text:p text:style-name="P1"><text:span text:style-name="T17">fonksiyonun değişkenler ile yaptığı</text:span></text:p>
          </draw:text-box>
        </draw:frame>
        <draw:frame draw:style-name="gr11" draw:text-style-name="P11" draw:layer="layout" svg:width="0.451cm" svg:height="0.412cm" svg:x="10.619cm" svg:y="26.446cm">
          <draw:text-box>
            <text:p text:style-name="P1"><text:span text:style-name="T4">2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Gothic1" svg:font-family="CenturyGothic"/>
    <style:font-face style:name="Computer Modern1" svg:font-family="'Computer Modern'"/>
    <style:font-face style:name="Courier1" svg:font-family="Courier"/>
    <style:font-face style:name="CourierNew1" svg:font-family="CourierNew"/>
    <style:font-face style:name="Symbol1" svg:font-family="Symbol"/>
    <style:font-face style:name="CenturyGothic" svg:font-family="CenturyGothic" style:font-pitch="variable"/>
    <style:font-face style:name="Computer Modern" svg:font-family="'Computer Modern'"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59" style:page-layout-name="PM0" draw:style-name="Mdp1"/>
    <style:master-page style:name="master-page228" style:page-layout-name="PM0" draw:style-name="Mdp1"/>
    <style:master-page style:name="master-page223" style:page-layout-name="PM0" draw:style-name="Mdp1"/>
    <style:master-page style:name="master-page216" style:page-layout-name="PM0" draw:style-name="Mdp1"/>
    <style:master-page style:name="master-page213" style:page-layout-name="PM0" draw:style-name="Mdp1"/>
    <style:master-page style:name="master-page192" style:page-layout-name="PM0" draw:style-name="Mdp1"/>
    <style:master-page style:name="master-page183" style:page-layout-name="PM0" draw:style-name="Mdp1"/>
    <style:master-page style:name="master-page70" style:page-layout-name="PM0" draw:style-name="Mdp1"/>
    <style:master-page style:name="master-page43" style:page-layout-name="PM0" draw:style-name="Mdp1"/>
    <style:master-page style:name="master-page3" style:page-layout-name="PM0" draw:style-name="Mdp1"/>
    <style:master-page style:name="master-page28" style:page-layout-name="PM0" draw:style-name="Mdp1"/>
    <style:master-page style:name="master-page105" style:page-layout-name="PM0" draw:style-name="Mdp1"/>
    <style:master-page style:name="master-page110" style:page-layout-name="PM0" draw:style-name="Mdp1"/>
    <style:master-page style:name="master-page117" style:page-layout-name="PM0" draw:style-name="Mdp1"/>
    <style:master-page style:name="master-page124" style:page-layout-name="PM0" draw:style-name="Mdp1"/>
    <style:master-page style:name="master-page139" style:page-layout-name="PM0" draw:style-name="Mdp1"/>
    <style:master-page style:name="master-page15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7-21T22:20:39.934392299</dc:date>
    <meta:editing-duration>PT20M11S</meta:editing-duration>
    <meta:editing-cycles>9</meta:editing-cycles>
    <meta:generator>LibreOffice/5.1.6.2$Linux_X86_64 LibreOffice_project/10m0$Build-2</meta:generator>
    <meta:document-statistic meta:object-count="279"/>
  </office:meta>
</office:document-meta>
</file>